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020000000204B249CA79A42C6D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Arial" svg:font-family="Arial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ffff" draw:fill-color="#b62118" draw:textarea-horizontal-align="justify" draw:textarea-vertical-align="middle" draw:auto-grow-height="false"/>
    </style:style>
    <style:style style:name="gr2" style:family="graphic" style:parent-style-name="standard">
      <style:graphic-properties svg:stroke-color="#ffffff" draw:fill-color="#95b241" draw:textarea-horizontal-align="justify" draw:textarea-vertical-align="middle" draw:auto-grow-height="false"/>
    </style:style>
    <style:style style:name="gr3" style:family="graphic" style:parent-style-name="standard">
      <style:graphic-properties svg:stroke-color="#ffffff" draw:fill-color="#34a3c5" draw:textarea-horizontal-align="justify" draw:textarea-vertical-align="middle" draw:auto-grow-height="false"/>
    </style:style>
    <style:style style:name="gr4" style:family="graphic" style:parent-style-name="standard">
      <style:graphic-properties svg:stroke-color="#ffffff" draw:fill-color="#f36838" draw:textarea-horizontal-align="justify" draw:textarea-vertical-align="middle" draw:auto-grow-height="false"/>
    </style:style>
    <style:style style:name="gr5" style:family="graphic" style:parent-style-name="standard">
      <style:graphic-properties svg:stroke-color="#ffffff" draw:fill-color="#3b70ee" draw:textarea-horizontal-align="justify" draw:textarea-vertical-align="middle" draw:auto-grow-height="false"/>
    </style:style>
    <style:style style:name="gr6" style:family="graphic" style:parent-style-name="standard">
      <style:graphic-properties svg:stroke-color="#ffffff" draw:fill-color="#502da2" draw:textarea-horizontal-align="justify" draw:textarea-vertical-align="middle" draw:auto-grow-height="false"/>
    </style:style>
    <style:style style:name="gr7" style:family="graphic" style:parent-style-name="standard">
      <style:graphic-properties svg:stroke-color="#ffffff" draw:fill="solid" draw:fill-color="#c4c4c4" draw:textarea-horizontal-align="justify" draw:textarea-vertical-align="middle" draw:auto-grow-height="false"/>
    </style:style>
    <style:style style:name="gr8" style:family="graphic" style:parent-style-name="standard">
      <style:graphic-properties svg:stroke-color="#ffffff" draw:fill-color="#404040" draw:textarea-horizontal-align="justify" draw:textarea-vertical-align="middle" draw:auto-grow-height="false"/>
    </style:style>
    <style:style style:name="gr9" style:family="graphic" style:parent-style-name="standard">
      <style:graphic-properties svg:stroke-color="#ffffff" draw:fill-color="#808080" draw:textarea-horizontal-align="justify" draw:textarea-vertical-align="middle" draw:auto-grow-height="false"/>
    </style:style>
    <style:style style:name="gr10" style:family="graphic" style:parent-style-name="objectwithoutfill">
      <style:graphic-properties svg:stroke-color="#000000" draw:marker-end="Arrow" draw:marker-end-width="0.5cm" draw:fill="none" draw:textarea-horizontal-align="center"/>
    </style:style>
    <style:style style:name="gr11" style:family="graphic" style:parent-style-name="standard">
      <style:graphic-properties draw:stroke="none" svg:stroke-color="#000000" draw:fill="none" draw:fill-color="#ffffff" fo:min-height="2.5cm"/>
    </style:style>
    <style:style style:name="gr12" style:family="graphic" style:parent-style-name="standard">
      <style:graphic-properties draw:fill-color="#b62118" draw:textarea-horizontal-align="justify" draw:textarea-vertical-align="middle" draw:auto-grow-height="false"/>
    </style:style>
    <style:style style:name="gr13" style:family="graphic" style:parent-style-name="standard">
      <style:graphic-properties draw:fill-color="#404040" draw:textarea-horizontal-align="justify" draw:textarea-vertical-align="middle" draw:auto-grow-height="false"/>
    </style:style>
    <style:style style:name="gr14" style:family="graphic" style:parent-style-name="standard">
      <style:graphic-properties draw:fill-color="#808080" draw:textarea-horizontal-align="justify" draw:textarea-vertical-align="middle" draw:auto-grow-height="false"/>
    </style:style>
    <style:style style:name="gr15" style:family="graphic" style:parent-style-name="standard">
      <style:graphic-properties draw:fill-color="#c4c4c4" draw:textarea-horizontal-align="justify" draw:textarea-vertical-align="middle" draw:auto-grow-height="false"/>
    </style:style>
    <style:style style:name="gr16" style:family="graphic" style:parent-style-name="standard">
      <style:graphic-properties draw:fill-color="#34a3c5" draw:textarea-horizontal-align="justify" draw:textarea-vertical-align="middle" draw:auto-grow-height="false"/>
    </style:style>
    <style:style style:name="gr17" style:family="graphic" style:parent-style-name="standard">
      <style:graphic-properties draw:fill-color="#f36838" draw:textarea-horizontal-align="justify" draw:textarea-vertical-align="middle" draw:auto-grow-height="false"/>
    </style:style>
    <style:style style:name="gr18" style:family="graphic" style:parent-style-name="standard">
      <style:graphic-properties draw:fill-color="#3b70ee" draw:textarea-horizontal-align="justify" draw:textarea-vertical-align="middle" draw:auto-grow-height="false"/>
    </style:style>
    <style:style style:name="gr19" style:family="graphic" style:parent-style-name="standard">
      <style:graphic-properties draw:fill-color="#502da2" draw:textarea-horizontal-align="justify" draw:textarea-vertical-align="middle" draw:auto-grow-height="false"/>
    </style:style>
    <style:style style:name="gr20" style:family="graphic" style:parent-style-name="standard">
      <style:graphic-properties draw:fill-color="#95b241" draw:textarea-horizontal-align="justify" draw:textarea-vertical-align="middle" draw:auto-grow-height="false"/>
    </style:style>
    <style:style style:name="gr21" style:family="graphic" style:parent-style-name="standard">
      <style:graphic-properties svg:stroke-color="#ffffff" draw:fill="solid" draw:fill-color="#c4c4c4" draw:textarea-horizontal-align="justify" draw:textarea-vertical-align="top" draw:auto-grow-height="false" fo:min-height="3.046cm" fo:min-width="23.6cm" fo:padding-top="0.254cm"/>
    </style:style>
    <style:style style:name="gr22" style:family="graphic" style:parent-style-name="standard">
      <style:graphic-properties svg:stroke-color="#ffffff" draw:fill="solid" draw:fill-color="#c4c4c4" draw:textarea-horizontal-align="justify" draw:textarea-vertical-align="top" draw:auto-grow-height="false" fo:min-height="9.046cm" fo:min-width="7.6cm" fo:padding-top="0.254cm"/>
    </style:style>
    <style:style style:name="gr23" style:family="graphic" style:parent-style-name="standard">
      <style:graphic-properties draw:stroke="solid" svg:stroke-width="0.1cm" svg:stroke-color="#ffffff" draw:marker-start-width="0.46cm" draw:marker-end-width="0.08cm" draw:fill="solid" draw:fill-color="#3b70ee" draw:textarea-horizontal-align="center" draw:textarea-vertical-align="middle" draw:auto-grow-height="false" fo:min-height="0.971cm" fo:padding-top="0.2cm" fo:padding-bottom="0.2cm" fo:padding-left="0.2cm" fo:padding-right="0.2cm"/>
    </style:style>
    <style:style style:name="gr24" style:family="graphic" style:parent-style-name="standard">
      <style:graphic-properties draw:stroke="solid" svg:stroke-width="0.1cm" svg:stroke-color="#ffffff" draw:marker-start-width="0.46cm" draw:marker-end-width="0.08cm" draw:fill="solid" draw:fill-color="#34a3c5" draw:textarea-horizontal-align="center" draw:textarea-vertical-align="middle" draw:auto-grow-height="false" fo:min-height="0.971cm" fo:padding-top="0.2cm" fo:padding-bottom="0.2cm" fo:padding-left="0.2cm" fo:padding-right="0.2cm"/>
    </style:style>
    <style:style style:name="gr25" style:family="graphic" style:parent-style-name="standard">
      <style:graphic-properties draw:stroke="solid" svg:stroke-width="0.1cm" svg:stroke-color="#ffffff" draw:marker-start-width="0.46cm" draw:marker-end-width="0.08cm" draw:fill="solid" draw:fill-color="#b62118" draw:textarea-horizontal-align="center" draw:textarea-vertical-align="middle" draw:auto-grow-height="false" fo:min-height="0.971cm" fo:padding-top="0.2cm" fo:padding-bottom="0.2cm" fo:padding-left="0.2cm" fo:padding-right="0.2cm"/>
    </style:style>
    <style:style style:name="gr26" style:family="graphic" style:parent-style-name="standard">
      <style:graphic-properties svg:stroke-width="0.1cm" draw:marker-start-width="0.223cm" draw:marker-end="Arrow" draw:marker-end-width="0.4cm" draw:textarea-horizontal-align="center" fo:padding-top="0.124cm" fo:padding-bottom="0.124cm" fo:padding-left="0.249cm" fo:padding-right="0.249cm"/>
    </style:style>
    <style:style style:name="gr27" style:family="graphic" style:parent-style-name="standard">
      <style:graphic-properties draw:stroke="solid" svg:stroke-width="0.1cm" svg:stroke-color="#ffffff" draw:marker-start-width="0.46cm" draw:marker-end-width="0.08cm" draw:fill="solid" draw:fill-color="#808080" draw:textarea-horizontal-align="center" draw:textarea-vertical-align="middle" draw:auto-grow-height="false" fo:min-height="0.971cm" fo:padding-top="0.2cm" fo:padding-bottom="0.2cm" fo:padding-left="0.2cm" fo:padding-right="0.2cm"/>
    </style:style>
    <style:style style:name="gr28" style:family="graphic" style:parent-style-name="standard">
      <style:graphic-properties draw:stroke="solid" svg:stroke-width="0.1cm" svg:stroke-color="#ffffff" draw:marker-start-width="0.46cm" draw:marker-end-width="0.08cm" draw:fill="solid" draw:fill-color="#f36838" draw:textarea-horizontal-align="center" draw:textarea-vertical-align="middle" draw:auto-grow-height="false" fo:min-height="0.971cm" fo:padding-top="0.2cm" fo:padding-bottom="0.2cm" fo:padding-left="0.2cm" fo:padding-right="0.2cm"/>
    </style:style>
    <style:style style:name="gr29" style:family="graphic" style:parent-style-name="standard">
      <style:graphic-properties draw:stroke="solid" svg:stroke-width="0.1cm" svg:stroke-color="#ffffff" draw:marker-start-width="0.46cm" draw:marker-end-width="0.08cm" draw:fill="solid" draw:fill-color="#404040" draw:textarea-horizontal-align="center" draw:textarea-vertical-align="middle" draw:auto-grow-height="false" fo:min-height="0.971cm" fo:padding-top="0.2cm" fo:padding-bottom="0.2cm" fo:padding-left="0.2cm" fo:padding-right="0.2cm"/>
    </style:style>
    <style:style style:name="gr30" style:family="graphic" style:parent-style-name="standard">
      <style:graphic-properties draw:stroke="none" svg:stroke-width="0.051cm" svg:stroke-color="#000000" draw:marker-start-width="0.381cm" draw:marker-end-width="0cm" draw:fill="none" draw:fill-color="#ffffff" draw:textarea-vertical-align="top" fo:min-height="2.249cm" fo:padding-top="0.203cm" fo:padding-bottom="0.1cm" fo:padding-left="0.225cm" fo:padding-right="0.225cm"/>
    </style:style>
    <style:style style:name="gr31" style:family="graphic" style:parent-style-name="standard">
      <style:graphic-properties svg:stroke-color="#404040" draw:fill-color="#34a3c5" draw:textarea-horizontal-align="justify" draw:textarea-vertical-align="middle" draw:auto-grow-height="false" fo:min-height="0.1cm" fo:min-width="1.351cm"/>
    </style:style>
    <style:style style:name="gr32" style:family="graphic" style:parent-style-name="standard">
      <style:graphic-properties svg:stroke-color="#ffffff" draw:fill-color="#e6e6e6" draw:textarea-horizontal-align="justify" draw:textarea-vertical-align="middle" draw:auto-grow-height="false" fo:min-height="11.6cm" fo:min-width="3.6cm"/>
    </style:style>
    <style:style style:name="gr33" style:family="graphic" style:parent-style-name="standard">
      <style:graphic-properties svg:stroke-color="#ffffff" draw:fill-color="#404040" draw:opacity="100%" draw:textarea-horizontal-align="justify" draw:textarea-vertical-align="middle" draw:auto-grow-height="false" fo:min-height="11.6cm" fo:min-width="5.6cm" draw:shadow-opacity="100%"/>
    </style:style>
    <style:style style:name="gr34" style:family="graphic" style:parent-style-name="standard">
      <style:graphic-properties draw:stroke="none" svg:stroke-color="#000000" draw:fill="none" draw:fill-color="#ffffff" draw:textarea-horizontal-align="center" draw:auto-grow-height="false" draw:auto-grow-width="false" fo:min-height="0cm" fo:min-width="0cm"/>
    </style:style>
    <style:style style:name="gr35" style:family="graphic" style:parent-style-name="standard">
      <style:graphic-properties svg:stroke-color="#ffffff" draw:fill-color="#404040" draw:opacity="100%" draw:textarea-horizontal-align="justify" draw:textarea-vertical-align="middle" draw:auto-grow-height="false" fo:min-height="11.6cm" fo:min-width="5.1cm" draw:shadow-opacity="100%"/>
    </style:style>
    <style:style style:name="gr36" style:family="graphic" style:parent-style-name="standard">
      <style:graphic-properties svg:stroke-color="#ffffff" draw:fill-color="#404040" draw:opacity="100%" draw:textarea-horizontal-align="justify" draw:textarea-vertical-align="middle" draw:auto-grow-height="false" fo:min-height="3.35cm" fo:min-width="13.6cm" draw:shadow-opacity="100%"/>
    </style:style>
    <style:style style:name="gr37" style:family="graphic" style:parent-style-name="standard">
      <style:graphic-properties svg:stroke-color="#ffffff" draw:fill="solid" draw:fill-color="#404040" draw:opacity="100%" draw:textarea-horizontal-align="justify" draw:textarea-vertical-align="middle" draw:auto-grow-height="false" draw:shadow-opacity="100%"/>
    </style:style>
    <style:style style:name="gr38" style:family="graphic" style:parent-style-name="standard">
      <style:graphic-properties draw:stroke="none" svg:stroke-color="#000000" draw:fill="none" draw:fill-color="#404040" draw:opacity="100%" draw:textarea-horizontal-align="center" draw:auto-grow-height="false" draw:auto-grow-width="false" fo:min-height="0cm" fo:min-width="0cm" draw:shadow-opacity="100%"/>
    </style:style>
    <style:style style:name="gr39" style:family="graphic" style:parent-style-name="standard">
      <style:graphic-properties svg:stroke-color="#ffffff" draw:fill-color="#808080" draw:opacity="100%" draw:textarea-horizontal-align="justify" draw:textarea-vertical-align="middle" draw:auto-grow-height="false" draw:shadow-opacity="100%"/>
    </style:style>
    <style:style style:name="gr40" style:family="graphic" style:parent-style-name="standard">
      <style:graphic-properties svg:stroke-color="#ffffff" draw:fill="solid" draw:fill-color="#808080" draw:opacity="100%" draw:textarea-horizontal-align="justify" draw:textarea-vertical-align="middle" draw:auto-grow-height="false" draw:shadow-opacity="100%"/>
    </style:style>
    <style:style style:name="gr41" style:family="graphic" style:parent-style-name="standard">
      <style:graphic-properties draw:stroke="none" svg:stroke-color="#000000" draw:fill="none" draw:fill-color="#808080" draw:textarea-horizontal-align="center" draw:auto-grow-height="false" draw:auto-grow-width="false" fo:min-height="0cm" fo:min-width="0cm"/>
    </style:style>
    <style:style style:name="gr42" style:family="graphic" style:parent-style-name="standard">
      <style:graphic-properties svg:stroke-color="#ffffff" draw:fill-color="#404040" draw:opacity="100%" draw:textarea-horizontal-align="justify" draw:textarea-vertical-align="middle" draw:auto-grow-height="false" fo:min-height="11.574cm" fo:min-width="6.6cm" draw:shadow-opacity="100%"/>
    </style:style>
    <style:style style:name="gr43" style:family="graphic" style:parent-style-name="standard">
      <style:graphic-properties draw:stroke="none" svg:stroke-color="#000000" draw:fill="none" draw:fill-color="#808080" draw:textarea-horizontal-align="left" draw:textarea-vertical-align="top" draw:auto-grow-height="false" draw:auto-grow-width="false" fo:min-height="0cm" fo:min-width="0cm"/>
    </style:style>
    <style:style style:name="gr44" style:family="graphic" style:parent-style-name="standard">
      <style:graphic-properties draw:stroke="none" svg:stroke-color="#000000" draw:fill="none" draw:fill-color="#404040" draw:opacity="100%" draw:textarea-horizontal-align="left" draw:textarea-vertical-align="top" draw:auto-grow-height="false" draw:auto-grow-width="false" fo:min-height="0cm" fo:min-width="0cm" draw:shadow-opacity="100%"/>
    </style:style>
    <style:style style:name="gr45" style:family="graphic" style:parent-style-name="standard" style:list-style-name="L1">
      <style:graphic-properties draw:stroke="none" svg:stroke-color="#000000" draw:fill="none" draw:fill-color="#ffffff" draw:textarea-horizontal-align="left" draw:textarea-vertical-align="top" draw:auto-grow-height="false" draw:auto-grow-width="false" fo:min-height="0cm" fo:min-width="0cm"/>
    </style:style>
    <style:style style:name="gr46" style:family="graphic" style:parent-style-name="standard" style:list-style-name="L4">
      <style:graphic-properties draw:stroke="solid" draw:stroke-dash="Ultrafine_20_Dashed" svg:stroke-color="#c4c4c4" draw:textarea-horizontal-align="left" draw:textarea-vertical-align="top" draw:auto-grow-height="false" fo:min-height="15.35cm" fo:min-width="27.6cm"/>
    </style:style>
    <style:style style:name="gr47" style:family="graphic" style:parent-style-name="standard" style:list-style-name="L4">
      <style:graphic-properties svg:stroke-color="#ffffff" draw:textarea-horizontal-align="left" draw:textarea-vertical-align="top" draw:auto-grow-height="false" fo:min-height="10.1cm" fo:min-width="26.1cm"/>
    </style:style>
    <style:style style:name="gr48" style:family="graphic" style:parent-style-name="standard" style:list-style-name="L4">
      <style:graphic-properties svg:stroke-color="#ffffff" draw:textarea-horizontal-align="left" draw:textarea-vertical-align="top" draw:auto-grow-height="false" fo:min-height="4.85cm" fo:min-width="25.093cm"/>
    </style:style>
    <style:style style:name="gr49" style:family="graphic" style:parent-style-name="standard" style:list-style-name="L4">
      <style:graphic-properties svg:stroke-color="#ffffff" draw:fill-color="#502da2" draw:textarea-horizontal-align="left" draw:textarea-vertical-align="top" draw:auto-grow-height="false" fo:min-height="3.35cm" fo:min-width="8.1cm"/>
    </style:style>
    <style:style style:name="gr50" style:family="graphic" style:parent-style-name="standard" style:list-style-name="L4">
      <style:graphic-properties svg:stroke-color="#ffffff" draw:fill-color="#404040" draw:textarea-horizontal-align="left" draw:textarea-vertical-align="top" draw:auto-grow-height="false" fo:min-height="1.475cm" fo:min-width="7.1cm"/>
    </style:style>
    <style:style style:name="gr51" style:family="graphic" style:parent-style-name="standard" style:list-style-name="L4">
      <style:graphic-properties svg:stroke-color="#ffffff" draw:fill-color="#34a3c5" draw:textarea-horizontal-align="left" draw:textarea-vertical-align="top" draw:auto-grow-height="false" fo:min-height="3.35cm" fo:min-width="8.1cm"/>
    </style:style>
    <style:style style:name="gr52" style:family="graphic" style:parent-style-name="standard" style:list-style-name="L4">
      <style:graphic-properties svg:stroke-color="#ffffff" draw:fill-color="#404040" draw:textarea-horizontal-align="left" draw:textarea-vertical-align="top" draw:auto-grow-height="false" fo:min-height="1.475cm" fo:min-width="7.1cm"/>
    </style:style>
    <style:style style:name="gr53" style:family="graphic" style:parent-style-name="standard" style:list-style-name="L4">
      <style:graphic-properties svg:stroke-color="#ffffff" draw:fill-color="#3b70ee" draw:textarea-horizontal-align="left" draw:textarea-vertical-align="top" draw:auto-grow-height="false" fo:min-height="3.35cm" fo:min-width="8.1cm"/>
    </style:style>
    <style:style style:name="gr54" style:family="graphic" style:parent-style-name="standard" style:list-style-name="L4">
      <style:graphic-properties svg:stroke-color="#ffffff" draw:fill-color="#404040" draw:textarea-horizontal-align="left" draw:textarea-vertical-align="top" draw:auto-grow-height="false" fo:min-height="1.475cm" fo:min-width="7.1cm"/>
    </style:style>
    <style:style style:name="gr55" style:family="graphic" style:parent-style-name="standard" style:list-style-name="L4">
      <style:graphic-properties svg:stroke-color="#ffffff" draw:fill-color="#f36838" draw:textarea-horizontal-align="left" draw:textarea-vertical-align="top" draw:auto-grow-height="false" fo:min-height="3.35cm" fo:min-width="12.1cm"/>
    </style:style>
    <style:style style:name="gr56" style:family="graphic" style:parent-style-name="standard" style:list-style-name="L4">
      <style:graphic-properties svg:stroke-color="#ffffff" draw:fill-color="#404040" draw:textarea-horizontal-align="left" draw:textarea-vertical-align="top" draw:auto-grow-height="false" fo:min-height="1.475cm" fo:min-width="11.1cm"/>
    </style:style>
    <style:style style:name="gr57" style:family="graphic" style:parent-style-name="standard" style:list-style-name="L4">
      <style:graphic-properties svg:stroke-color="#ffffff" draw:fill-color="#95b241" draw:textarea-horizontal-align="left" draw:textarea-vertical-align="top" draw:auto-grow-height="false" fo:min-height="3.35cm" fo:min-width="12.1cm"/>
    </style:style>
    <style:style style:name="gr58" style:family="graphic" style:parent-style-name="standard" style:list-style-name="L4">
      <style:graphic-properties svg:stroke-color="#ffffff" draw:fill-color="#404040" draw:textarea-horizontal-align="left" draw:textarea-vertical-align="top" draw:auto-grow-height="false" fo:min-height="1.475cm" fo:min-width="11.1cm"/>
    </style:style>
    <style:style style:name="gr59" style:family="graphic" style:parent-style-name="standard" style:list-style-name="L6">
      <style:graphic-properties svg:stroke-color="#ffffff" draw:fill-color="#c4c4c4" draw:textarea-horizontal-align="left" draw:textarea-vertical-align="top" draw:auto-grow-height="false" fo:min-height="3.725cm" fo:min-width="7.767cm"/>
    </style:style>
    <style:style style:name="gr60" style:family="graphic" style:parent-style-name="standard" style:list-style-name="L4">
      <style:graphic-properties svg:stroke-color="#ffffff" draw:fill-color="#b62118" draw:textarea-horizontal-align="left" draw:textarea-vertical-align="top" draw:auto-grow-height="false" fo:min-height="3.725cm" fo:min-width="7.766cm"/>
    </style:style>
    <style:style style:name="gr61" style:family="graphic" style:parent-style-name="standard" style:list-style-name="L4">
      <style:graphic-properties svg:stroke-color="#ffffff" draw:fill-color="#77216f" draw:textarea-horizontal-align="left" draw:textarea-vertical-align="top" draw:auto-grow-height="false" fo:min-height="3.725cm" fo:min-width="7.767cm"/>
    </style:style>
    <style:style style:name="gr62" style:family="graphic" style:parent-style-name="standard" style:list-style-name="L4">
      <style:graphic-properties svg:stroke-color="#ffffff" draw:fill-color="#404040" draw:textarea-horizontal-align="left" draw:textarea-vertical-align="top" draw:auto-grow-height="false" fo:min-height="1.475cm" fo:min-width="23.1cm"/>
    </style:style>
    <style:style style:name="gr63" style:family="graphic" style:parent-style-name="standard">
      <style:graphic-properties svg:stroke-color="#ffffff" draw:fill="solid" draw:fill-color="#34a3c5" draw:textarea-horizontal-align="justify" draw:textarea-vertical-align="middle" draw:auto-grow-height="false" fo:min-height="1.6cm" fo:min-width="15.6cm"/>
    </style:style>
    <style:style style:name="gr64" style:family="graphic" style:parent-style-name="standard">
      <style:graphic-properties svg:stroke-color="#ffffff" draw:fill="solid" draw:fill-color="#34a3c5" draw:textarea-horizontal-align="justify" draw:textarea-vertical-align="middle" draw:auto-grow-height="false" fo:min-height="5.6cm" fo:min-width="3.6cm"/>
    </style:style>
    <style:style style:name="gr65" style:family="graphic" style:parent-style-name="standard">
      <style:graphic-properties svg:stroke-color="#000000" draw:marker-start="" draw:marker-start-width="0.635cm" draw:marker-end="Arrow" draw:marker-end-width="0.5cm" draw:textarea-horizontal-align="center"/>
    </style:style>
    <style:style style:name="gr66" style:family="graphic" style:parent-style-name="standard">
      <style:graphic-properties draw:stroke="none" svg:stroke-color="#000000" draw:fill="none" draw:fill-color="#ffffff" draw:textarea-horizontal-align="right" draw:textarea-vertical-align="top" draw:auto-grow-height="false" fo:min-height="0.6cm"/>
    </style:style>
    <style:style style:name="gr67" style:family="graphic" style:parent-style-name="standard">
      <style:graphic-properties draw:stroke="none" svg:stroke-color="#000000" draw:fill="none" draw:fill-color="#ffffff" draw:textarea-horizontal-align="right" draw:textarea-vertical-align="bottom" draw:auto-grow-height="false" fo:min-height="0.6cm"/>
    </style:style>
    <style:style style:name="gr68" style:family="graphic" style:parent-style-name="standard">
      <style:graphic-properties draw:stroke="none" svg:stroke-color="#000000" draw:fill="none" draw:fill-color="#ffffff" draw:textarea-horizontal-align="center" draw:textarea-vertical-align="bottom" draw:auto-grow-height="false" fo:min-height="0.6cm"/>
    </style:style>
    <style:style style:name="gr69" style:family="graphic" style:parent-style-name="standard">
      <style:graphic-properties svg:stroke-color="#000000" draw:textarea-horizontal-align="center"/>
    </style:style>
    <style:style style:name="gr70" style:family="graphic" style:parent-style-name="standard">
      <style:graphic-properties draw:stroke="none" svg:stroke-color="#000000" draw:fill="none" draw:fill-color="#ffffff" draw:textarea-vertical-align="top" fo:min-height="3.6cm" fo:padding-left="0.5cm"/>
    </style:style>
    <style:style style:name="gr71" style:family="graphic" style:parent-style-name="standard">
      <style:graphic-properties svg:stroke-color="#ffffff" draw:fill="solid" draw:fill-color="#34a3c5" draw:textarea-horizontal-align="center"/>
    </style:style>
    <style:style style:name="gr72" style:family="graphic" style:parent-style-name="standard">
      <style:graphic-properties svg:stroke-color="#ffffff" draw:fill-color="#f36838" draw:textarea-horizontal-align="justify" draw:textarea-vertical-align="middle" draw:auto-grow-height="false" fo:min-height="1.722cm" fo:min-width="1.722cm"/>
    </style:style>
    <style:style style:name="gr73" style:family="graphic" style:parent-style-name="standard">
      <style:graphic-properties svg:stroke-color="#ffffff" draw:fill-color="#502da2" draw:textarea-horizontal-align="justify" draw:textarea-vertical-align="middle" draw:auto-grow-height="false" fo:min-height="1.722cm" fo:min-width="1.722cm"/>
    </style:style>
    <style:style style:name="gr74" style:family="graphic" style:parent-style-name="standard">
      <style:graphic-properties svg:stroke-color="#ffffff" draw:fill-color="#b62118" draw:textarea-horizontal-align="justify" draw:textarea-vertical-align="middle" draw:auto-grow-height="false" fo:min-height="1.722cm" fo:min-width="1.722cm"/>
    </style:style>
    <style:style style:name="gr75" style:family="graphic" style:parent-style-name="objectwithoutfill">
      <style:graphic-properties draw:marker-end="Arrow_20_concave" draw:marker-end-width="0.5cm" draw:fill="none"/>
    </style:style>
    <style:style style:name="gr76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draw:auto-grow-width="false" fo:min-height="0cm" fo:min-width="0cm"/>
    </style:style>
    <style:style style:name="gr77" style:family="graphic" style:parent-style-name="standard">
      <style:graphic-properties svg:stroke-color="#ffffff" draw:fill-color="#95b241" draw:textarea-horizontal-align="justify" draw:textarea-vertical-align="middle" draw:auto-grow-height="false" fo:min-height="1.6cm" fo:min-width="5.6cm"/>
    </style:style>
    <style:style style:name="gr78" style:family="graphic" style:parent-style-name="standard">
      <style:graphic-properties svg:stroke-color="#ffffff" draw:fill-color="#34a3c5" draw:textarea-horizontal-align="justify" draw:textarea-vertical-align="middle" draw:auto-grow-height="false" fo:min-height="1.6cm" fo:min-width="5.6cm"/>
    </style:style>
    <style:style style:name="gr79" style:family="graphic" style:parent-style-name="standard">
      <style:graphic-properties svg:stroke-color="#ffffff" draw:fill-color="#3b70ee" draw:textarea-horizontal-align="justify" draw:textarea-vertical-align="middle" draw:auto-grow-height="false" fo:min-height="1.6cm" fo:min-width="5.6cm"/>
    </style:style>
    <style:style style:name="gr80" style:family="graphic" style:parent-style-name="standard">
      <style:graphic-properties svg:stroke-color="#ffffff" draw:fill-color="#502da2" draw:textarea-horizontal-align="justify" draw:textarea-vertical-align="middle" draw:auto-grow-height="false" fo:min-height="1.6cm" fo:min-width="5.6cm"/>
    </style:style>
    <style:style style:name="gr81" style:family="graphic" style:parent-style-name="standard">
      <style:graphic-properties svg:stroke-color="#ffffff" draw:fill-color="#b62118" draw:textarea-horizontal-align="justify" draw:textarea-vertical-align="middle" draw:auto-grow-height="false" fo:min-height="1.6cm" fo:min-width="5.6cm"/>
    </style:style>
    <style:style style:name="gr82" style:family="graphic" style:parent-style-name="objectwithoutfill">
      <style:graphic-properties draw:marker-end="Arrow" draw:marker-end-width="0.5cm" draw:fill="none"/>
    </style:style>
    <style:style style:name="gr83" style:family="graphic" style:parent-style-name="objectwithoutfill">
      <style:graphic-properties draw:stroke="dash" draw:stroke-dash="Ultrafine_20_Dashed" svg:stroke-color="#808080" draw:marker-end="Arrow" draw:marker-end-width="0.5cm" draw:fill="none"/>
    </style:style>
    <style:style style:name="gr84" style:family="graphic" style:parent-style-name="standard">
      <style:graphic-properties draw:stroke="none" svg:stroke-color="#000000" draw:fill="none" draw:fill-color="#ffffff" draw:textarea-vertical-align="top" draw:auto-grow-height="false" fo:min-height="2.1cm"/>
    </style:style>
    <style:style style:name="gr85" style:family="graphic" style:parent-style-name="standard">
      <style:graphic-properties draw:stroke="none" svg:stroke-color="#000000" draw:fill="none" draw:fill-color="#ffffff" draw:textarea-horizontal-align="right" draw:textarea-vertical-align="bottom" draw:auto-grow-height="false" fo:min-height="1.1cm"/>
    </style:style>
    <style:style style:name="gr86" style:family="graphic" style:parent-style-name="standard">
      <style:graphic-properties svg:stroke-width="0.1cm" draw:marker-start-width="0.46cm" draw:marker-end="Arrow" draw:marker-end-width="0.5cm" draw:textarea-horizontal-align="center" draw:textarea-vertical-align="middle" fo:padding-top="0.174cm" fo:padding-bottom="0.174cm" fo:padding-left="0.299cm" fo:padding-right="0.299cm"/>
    </style:style>
    <style:style style:name="gr87" style:family="graphic" style:parent-style-name="standard">
      <style:graphic-properties draw:stroke="none" svg:stroke-color="#000000" draw:fill="solid" draw:fill-color="#ffffff" fo:min-height="1.6cm"/>
    </style:style>
    <style:style style:name="gr88" style:family="graphic" style:parent-style-name="standard">
      <style:graphic-properties draw:stroke="solid" svg:stroke-width="0.1cm" svg:stroke-color="#ffffff" draw:marker-start-width="0.15cm" draw:marker-end-width="0.15cm" draw:fill-color="#404040" draw:textarea-horizontal-align="justify" draw:textarea-vertical-align="middle" draw:auto-grow-height="false" fo:min-height="2.652cm" fo:min-width="3.902cm" fo:padding-top="0.174cm" fo:padding-bottom="0.174cm" fo:padding-left="0.299cm" fo:padding-right="0.299cm"/>
    </style:style>
    <style:style style:name="gr89" style:family="graphic" style:parent-style-name="standard">
      <style:graphic-properties draw:stroke="solid" svg:stroke-width="0.1cm" svg:stroke-color="#ffffff" draw:marker-start-width="0.15cm" draw:marker-end-width="0.15cm" draw:fill-color="#b62118" draw:textarea-horizontal-align="justify" draw:textarea-vertical-align="middle" draw:auto-grow-height="false" fo:min-height="2.652cm" fo:min-width="3.902cm" fo:padding-top="0.174cm" fo:padding-bottom="0.174cm" fo:padding-left="0.299cm" fo:padding-right="0.299cm"/>
    </style:style>
    <style:style style:name="gr90" style:family="graphic" style:parent-style-name="standard">
      <style:graphic-properties draw:stroke="solid" svg:stroke-width="0.1cm" svg:stroke-color="#ffffff" draw:marker-start-width="0.15cm" draw:marker-end-width="0.15cm" draw:fill-color="#808080" draw:textarea-horizontal-align="justify" draw:textarea-vertical-align="middle" draw:auto-grow-height="false" fo:min-height="4.652cm" fo:min-width="3.902cm" fo:padding-top="0.174cm" fo:padding-bottom="0.174cm" fo:padding-left="0.299cm" fo:padding-right="0.299cm"/>
    </style:style>
    <style:style style:name="gr91" style:family="graphic" style:parent-style-name="standard">
      <style:graphic-properties draw:stroke="solid" svg:stroke-width="0.1cm" svg:stroke-color="#ffffff" draw:marker-start-width="0.15cm" draw:marker-end-width="0.15cm" draw:fill-color="#f36838" draw:textarea-horizontal-align="justify" draw:textarea-vertical-align="middle" draw:auto-grow-height="false" fo:min-height="4.652cm" fo:min-width="3.902cm" fo:padding-top="0.174cm" fo:padding-bottom="0.174cm" fo:padding-left="0.299cm" fo:padding-right="0.299cm"/>
    </style:style>
    <style:style style:name="gr92" style:family="graphic" style:parent-style-name="standard">
      <style:graphic-properties draw:stroke="none" draw:fill="none" draw:textarea-horizontal-align="justify" draw:textarea-vertical-align="middle" draw:auto-grow-height="false" fo:min-height="1.1cm" fo:min-width="4.1cm"/>
    </style:style>
    <style:style style:name="gr93" style:family="graphic" style:parent-style-name="standard">
      <style:graphic-properties draw:stroke="solid" svg:stroke-width="0.1cm" svg:stroke-color="#ffffff" draw:marker-start-width="0.15cm" draw:marker-end-width="0.15cm" draw:fill-color="#404040" draw:textarea-horizontal-align="justify" draw:textarea-vertical-align="middle" draw:auto-grow-height="false" fo:min-height="1.652cm" fo:min-width="1.402cm" fo:padding-top="0.174cm" fo:padding-bottom="0.174cm" fo:padding-left="0.299cm" fo:padding-right="0.299cm"/>
    </style:style>
    <style:style style:name="gr94" style:family="graphic" style:parent-style-name="standard">
      <style:graphic-properties draw:stroke="solid" svg:stroke-width="0.1cm" svg:stroke-color="#ffffff" draw:marker-start-width="0.15cm" draw:marker-end-width="0.15cm" draw:fill-color="#b62118" draw:textarea-horizontal-align="justify" draw:textarea-vertical-align="middle" draw:auto-grow-height="false" fo:min-height="3.652cm" fo:min-width="6.402cm" fo:padding-top="0.174cm" fo:padding-bottom="0.174cm" fo:padding-left="0.299cm" fo:padding-right="0.299cm"/>
    </style:style>
    <style:style style:name="gr95" style:family="graphic" style:parent-style-name="standard">
      <style:graphic-properties svg:stroke-width="0.1cm" svg:stroke-color="#ffffff" draw:marker-start-width="0.46cm" draw:marker-end-width="0.46cm" draw:fill-color="#808080" draw:textarea-horizontal-align="justify" draw:textarea-vertical-align="middle" draw:auto-grow-height="false" fo:min-height="5.652cm" fo:min-width="1.402cm" fo:padding-top="0.174cm" fo:padding-bottom="0.174cm" fo:padding-left="0.299cm" fo:padding-right="0.299cm"/>
    </style:style>
    <style:style style:name="gr96" style:family="graphic" style:parent-style-name="standard">
      <style:graphic-properties draw:stroke="solid" svg:stroke-width="0.1cm" svg:stroke-color="#ffffff" draw:marker-start-width="0.15cm" draw:marker-end-width="0.15cm" draw:fill-color="#f36838" draw:textarea-horizontal-align="justify" draw:textarea-vertical-align="middle" draw:auto-grow-height="false" fo:min-height="3.652cm" fo:min-width="6.402cm" fo:padding-top="0.174cm" fo:padding-bottom="0.174cm" fo:padding-left="0.299cm" fo:padding-right="0.299cm"/>
    </style:style>
    <style:style style:name="gr97" style:family="graphic" style:parent-style-name="standard">
      <style:graphic-properties draw:stroke="none" draw:fill="none" draw:textarea-horizontal-align="justify" draw:textarea-vertical-align="middle" draw:auto-grow-height="false" fo:min-height="1.1cm" fo:min-width="6.599cm"/>
    </style:style>
    <style:style style:name="gr98" style:family="graphic" style:parent-style-name="standard">
      <style:graphic-properties draw:stroke="none" draw:fill="none" draw:textarea-horizontal-align="justify" draw:textarea-vertical-align="middle" draw:auto-grow-height="false" fo:min-height="1.1cm" fo:min-width="1.554cm"/>
    </style:style>
    <style:style style:name="gr99" style:family="graphic" style:parent-style-name="standard">
      <style:graphic-properties draw:stroke="none" svg:stroke-color="#000000" draw:fill="none" draw:fill-color="#ffffff" draw:textarea-horizontal-align="left" draw:textarea-vertical-align="top" fo:min-height="0.992cm" fo:padding-top="0.2cm" fo:padding-bottom="0.2cm" fo:padding-left="0.2cm"/>
    </style:style>
    <style:style style:name="gr100" style:family="graphic" style:parent-style-name="standard">
      <style:graphic-properties draw:stroke="none" svg:stroke-width="0.1cm" svg:stroke-color="#ffffff" draw:marker-start-width="0.15cm" draw:marker-end-width="0.15cm" draw:fill="none" draw:fill-color="#ffffff" draw:textarea-horizontal-align="left" draw:textarea-vertical-align="top" fo:min-height="0.992cm" fo:padding-top="0.199cm" fo:padding-bottom="0.199cm" fo:padding-left="0.199cm" fo:padding-right="0.199cm"/>
    </style:style>
    <style:style style:name="gr101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fo:min-height="1.02cm" fo:padding-top="0.2cm" fo:padding-bottom="0.2cm" fo:padding-left="0.2cm"/>
    </style:style>
    <style:style style:name="gr102" style:family="graphic" style:parent-style-name="standard">
      <style:graphic-properties draw:stroke="none" svg:stroke-color="#000000" draw:fill="none" draw:fill-color="#ffffff" draw:textarea-horizontal-align="left" draw:textarea-vertical-align="bottom" fo:min-height="1.01cm" fo:padding-top="0.2cm" fo:padding-bottom="0.2cm" fo:padding-left="0.2cm"/>
    </style:style>
    <style:style style:name="gr103" style:family="graphic" style:parent-style-name="standard">
      <style:graphic-properties draw:stroke="none" svg:stroke-color="#000000" draw:fill="none" draw:fill-color="#ffffff" draw:textarea-horizontal-align="left" draw:textarea-vertical-align="top" draw:auto-grow-height="false" fo:min-height="1.02cm" fo:padding-top="0.2cm" fo:padding-bottom="0.2cm" fo:padding-left="0.2cm"/>
    </style:style>
    <style:style style:name="gr104" style:family="graphic" style:parent-style-name="standard">
      <style:graphic-properties draw:stroke="none" svg:stroke-width="0.051cm" draw:marker-start-width="0.381cm" draw:marker-end-width="0.381cm" draw:fill-color="#3b70ee" draw:textarea-horizontal-align="justify" draw:textarea-vertical-align="middle" draw:auto-grow-height="false" fo:min-height="0.45cm" fo:min-width="2.075cm" fo:padding-top="0.15cm" fo:padding-bottom="0.15cm" fo:padding-left="0.275cm" fo:padding-right="0.275cm"/>
    </style:style>
    <style:style style:name="gr105" style:family="graphic" style:parent-style-name="standard">
      <style:graphic-properties svg:stroke-width="0.1cm" draw:marker-start-width="0.46cm" draw:marker-end="" draw:marker-end-width="0.5cm" draw:textarea-horizontal-align="center" draw:textarea-vertical-align="middle" fo:padding-top="0.174cm" fo:padding-bottom="0.174cm" fo:padding-left="0.299cm" fo:padding-right="0.299cm"/>
    </style:style>
    <style:style style:name="gr106" style:family="graphic" style:parent-style-name="standard">
      <style:graphic-properties draw:stroke="none" draw:fill="none" draw:textarea-horizontal-align="justify" draw:textarea-vertical-align="middle" draw:auto-grow-height="false" fo:min-height="1.1cm" fo:min-width="8.6cm"/>
    </style:style>
    <style:style style:name="gr107" style:family="graphic" style:parent-style-name="standard">
      <style:graphic-properties draw:stroke="solid" svg:stroke-width="0.1cm" svg:stroke-color="#ffffff" draw:marker-start-width="0.15cm" draw:marker-end-width="0.15cm" draw:fill-color="#404040" draw:textarea-horizontal-align="justify" draw:textarea-vertical-align="middle" draw:auto-grow-height="false" fo:min-height="3.652cm" fo:min-width="3.902cm" fo:padding-top="0.174cm" fo:padding-bottom="0.174cm" fo:padding-left="0.299cm" fo:padding-right="0.299cm"/>
    </style:style>
    <style:style style:name="gr108" style:family="graphic" style:parent-style-name="standard">
      <style:graphic-properties draw:stroke="solid" svg:stroke-width="0.1cm" svg:stroke-color="#ffffff" draw:marker-start-width="0.15cm" draw:marker-end-width="0.15cm" draw:fill-color="#b62118" draw:textarea-horizontal-align="justify" draw:textarea-vertical-align="middle" draw:auto-grow-height="false" fo:min-height="1.652cm" fo:min-width="3.902cm" fo:padding-top="0.174cm" fo:padding-bottom="0.174cm" fo:padding-left="0.299cm" fo:padding-right="0.299cm"/>
    </style:style>
    <style:style style:name="gr109" style:family="graphic" style:parent-style-name="standard">
      <style:graphic-properties draw:stroke="solid" svg:stroke-width="0.1cm" svg:stroke-color="#ffffff" draw:marker-start-width="0.15cm" draw:marker-end-width="0.15cm" draw:fill-color="#808080" draw:textarea-horizontal-align="justify" draw:textarea-vertical-align="middle" draw:auto-grow-height="false" fo:min-height="3.652cm" fo:min-width="3.902cm" fo:padding-top="0.174cm" fo:padding-bottom="0.174cm" fo:padding-left="0.299cm" fo:padding-right="0.299cm"/>
    </style:style>
    <style:style style:name="gr110" style:family="graphic" style:parent-style-name="standard">
      <style:graphic-properties draw:stroke="solid" svg:stroke-width="0.1cm" svg:stroke-color="#ffffff" draw:marker-start-width="0.15cm" draw:marker-end-width="0.15cm" draw:fill-color="#f36838" draw:textarea-horizontal-align="justify" draw:textarea-vertical-align="middle" draw:auto-grow-height="false" fo:min-height="5.652cm" fo:min-width="3.902cm" fo:padding-top="0.174cm" fo:padding-bottom="0.174cm" fo:padding-left="0.299cm" fo:padding-right="0.299cm"/>
    </style:style>
    <style:style style:name="gr111" style:family="graphic" style:parent-style-name="standard">
      <style:graphic-properties draw:stroke="solid" svg:stroke-width="0.1cm" svg:stroke-color="#ffffff" draw:marker-start-width="0.15cm" draw:marker-end-width="0.15cm" draw:fill-color="#404040" draw:textarea-horizontal-align="justify" draw:textarea-vertical-align="middle" draw:auto-grow-height="false" fo:min-height="3.652cm" fo:min-width="1.402cm" fo:padding-top="0.174cm" fo:padding-bottom="0.174cm" fo:padding-left="0.299cm" fo:padding-right="0.299cm"/>
    </style:style>
    <style:style style:name="gr112" style:family="graphic" style:parent-style-name="standard">
      <style:graphic-properties draw:stroke="solid" svg:stroke-width="0.1cm" svg:stroke-color="#ffffff" draw:marker-start-width="0.15cm" draw:marker-end-width="0.15cm" draw:fill-color="#b62118" draw:textarea-horizontal-align="justify" draw:textarea-vertical-align="middle" draw:auto-grow-height="false" fo:min-height="1.652cm" fo:min-width="6.402cm" fo:padding-top="0.174cm" fo:padding-bottom="0.174cm" fo:padding-left="0.299cm" fo:padding-right="0.299cm"/>
    </style:style>
    <style:style style:name="gr113" style:family="graphic" style:parent-style-name="standard">
      <style:graphic-properties svg:stroke-width="0.1cm" svg:stroke-color="#ffffff" draw:marker-start-width="0.46cm" draw:marker-end-width="0.46cm" draw:fill-color="#808080" draw:textarea-horizontal-align="justify" draw:textarea-vertical-align="middle" draw:auto-grow-height="false" fo:min-height="3.652cm" fo:min-width="1.402cm" fo:padding-top="0.174cm" fo:padding-bottom="0.174cm" fo:padding-left="0.299cm" fo:padding-right="0.299cm"/>
    </style:style>
    <style:style style:name="gr114" style:family="graphic" style:parent-style-name="standard">
      <style:graphic-properties draw:stroke="solid" svg:stroke-width="0.1cm" svg:stroke-color="#ffffff" draw:marker-start-width="0.15cm" draw:marker-end-width="0.15cm" draw:fill-color="#f36838" draw:textarea-horizontal-align="justify" draw:textarea-vertical-align="middle" draw:auto-grow-height="false" fo:min-height="5.652cm" fo:min-width="6.402cm" fo:padding-top="0.174cm" fo:padding-bottom="0.174cm" fo:padding-left="0.299cm" fo:padding-right="0.299cm"/>
    </style:style>
    <style:style style:name="gr115" style:family="graphic" style:parent-style-name="standard">
      <style:graphic-properties svg:stroke-color="#ffffff" draw:fill="solid" draw:fill-color="#808080" draw:textarea-horizontal-align="justify" draw:textarea-vertical-align="middle" draw:auto-grow-height="false" fo:min-height="0.954cm" fo:min-width="3.954cm"/>
    </style:style>
    <style:style style:name="gr116" style:family="graphic" style:parent-style-name="standard">
      <style:graphic-properties svg:stroke-color="#ffffff" draw:fill="solid" draw:fill-color="#34a3c5" draw:textarea-horizontal-align="justify" draw:textarea-vertical-align="middle" draw:auto-grow-height="false" fo:min-height="0.954cm" fo:min-width="3.954cm"/>
    </style:style>
    <style:style style:name="gr117" style:family="graphic" style:parent-style-name="standard">
      <style:graphic-properties draw:marker-end="Arrow" draw:textarea-horizontal-align="center"/>
    </style:style>
    <style:style style:name="gr118" style:family="graphic" style:parent-style-name="standard">
      <style:graphic-properties svg:stroke-color="#ffffff" draw:fill="solid" draw:fill-color="#808080" draw:textarea-horizontal-align="justify" draw:textarea-vertical-align="middle" draw:auto-grow-height="false" fo:min-height="0.504cm" fo:min-width="2.504cm"/>
    </style:style>
    <style:style style:name="gr119" style:family="graphic" style:parent-style-name="standard">
      <style:graphic-properties svg:stroke-color="#ffffff" draw:fill="solid" draw:fill-color="#34a3c5" draw:textarea-horizontal-align="justify" draw:textarea-vertical-align="middle" draw:auto-grow-height="false" fo:min-height="0.504cm" fo:min-width="2.504cm"/>
    </style:style>
    <style:style style:name="gr120" style:family="graphic" style:parent-style-name="objectwithoutfill">
      <style:graphic-properties svg:stroke-color="#000000" draw:marker-end="" draw:fill="none" draw:textarea-horizontal-align="center"/>
    </style:style>
    <style:style style:name="gr121" style:family="graphic" style:parent-style-name="objectwithoutfill">
      <style:graphic-properties svg:stroke-color="#000000" draw:marker-end="" svg:stroke-linecap="round" draw:fill="none" draw:textarea-horizontal-align="center"/>
    </style:style>
    <style:style style:name="gr122" style:family="graphic" style:parent-style-name="standard">
      <style:graphic-properties svg:stroke-color="#ffffff" draw:fill="solid" draw:fill-color="#000000" draw:textarea-horizontal-align="justify" draw:textarea-vertical-align="middle" draw:auto-grow-height="false" fo:min-height="0cm" fo:min-width="0cm"/>
    </style:style>
    <style:style style:name="gr123" style:family="graphic" style:parent-style-name="standard">
      <style:graphic-properties svg:stroke-color="#000000" draw:marker-end="" draw:marker-end-width="0.4cm" svg:stroke-linecap="round" draw:textarea-horizontal-align="center"/>
    </style:style>
    <style:style style:name="gr124" style:family="graphic" style:parent-style-name="standard">
      <style:graphic-properties svg:stroke-color="#ffffff" draw:fill="solid" draw:fill-color="#34a3c5" draw:textarea-horizontal-align="justify" draw:textarea-vertical-align="middle" draw:auto-grow-height="false" fo:min-height="0.504cm" fo:min-width="6.504cm"/>
    </style:style>
    <style:style style:name="P1" style:family="paragraph">
      <loext:graphic-properties draw:fill-color="#b62118"/>
      <style:paragraph-properties fo:text-align="center"/>
    </style:style>
    <style:style style:name="P2" style:family="paragraph">
      <loext:graphic-properties draw:fill-color="#95b241"/>
      <style:paragraph-properties fo:text-align="center"/>
    </style:style>
    <style:style style:name="P3" style:family="paragraph">
      <loext:graphic-properties draw:fill-color="#34a3c5"/>
      <style:paragraph-properties fo:text-align="center"/>
    </style:style>
    <style:style style:name="P4" style:family="paragraph">
      <loext:graphic-properties draw:fill-color="#f36838"/>
      <style:paragraph-properties fo:text-align="center"/>
    </style:style>
    <style:style style:name="P5" style:family="paragraph">
      <loext:graphic-properties draw:fill-color="#3b70ee"/>
      <style:paragraph-properties fo:text-align="center"/>
    </style:style>
    <style:style style:name="P6" style:family="paragraph">
      <loext:graphic-properties draw:fill-color="#502da2"/>
      <style:paragraph-properties fo:text-align="center"/>
    </style:style>
    <style:style style:name="P7" style:family="paragraph">
      <loext:graphic-properties draw:fill="solid" draw:fill-color="#c4c4c4"/>
      <style:paragraph-properties fo:text-align="center"/>
    </style:style>
    <style:style style:name="P8" style:family="paragraph">
      <loext:graphic-properties draw:fill-color="#404040"/>
      <style:paragraph-properties fo:text-align="center"/>
    </style:style>
    <style:style style:name="P9" style:family="paragraph">
      <loext:graphic-properties draw:fill-color="#808080"/>
      <style:paragraph-properties fo:text-align="center"/>
    </style:style>
    <style:style style:name="P10" style:family="paragraph">
      <loext:graphic-properties draw:fill="none"/>
    </style:style>
    <style:style style:name="P11" style:family="paragraph">
      <loext:graphic-properties draw:fill="none" draw:fill-color="#ffffff"/>
    </style:style>
    <style:style style:name="P12" style:family="paragraph">
      <style:paragraph-properties fo:text-align="center"/>
    </style:style>
    <style:style style:name="P13" style:family="paragraph">
      <loext:graphic-properties draw:fill-color="#b62118"/>
      <style:paragraph-properties fo:text-align="center"/>
      <style:text-properties fo:color="#ffffff" fo:font-weight="bold" style:font-weight-asian="bold" style:font-weight-complex="bold"/>
    </style:style>
    <style:style style:name="P14" style:family="paragraph">
      <loext:graphic-properties draw:fill-color="#404040"/>
      <style:paragraph-properties fo:text-align="center"/>
      <style:text-properties fo:color="#ffffff" fo:font-weight="bold" style:font-weight-asian="bold" style:font-weight-complex="bold"/>
    </style:style>
    <style:style style:name="P15" style:family="paragraph">
      <loext:graphic-properties draw:fill-color="#808080"/>
      <style:paragraph-properties fo:text-align="center"/>
      <style:text-properties fo:color="#ffffff" fo:font-weight="bold" style:font-weight-asian="bold" style:font-weight-complex="bold"/>
    </style:style>
    <style:style style:name="P16" style:family="paragraph">
      <loext:graphic-properties draw:fill-color="#c4c4c4"/>
      <style:paragraph-properties fo:text-align="center"/>
      <style:text-properties fo:color="#ffffff" fo:font-weight="bold" style:font-weight-asian="bold" style:font-weight-complex="bold"/>
    </style:style>
    <style:style style:name="P17" style:family="paragraph">
      <loext:graphic-properties draw:fill-color="#34a3c5"/>
      <style:paragraph-properties fo:text-align="center"/>
      <style:text-properties fo:color="#ffffff" fo:font-weight="bold" style:font-weight-asian="bold" style:font-weight-complex="bold"/>
    </style:style>
    <style:style style:name="P18" style:family="paragraph">
      <loext:graphic-properties draw:fill-color="#f36838"/>
      <style:paragraph-properties fo:text-align="center"/>
      <style:text-properties fo:color="#ffffff" fo:font-weight="bold" style:font-weight-asian="bold" style:font-weight-complex="bold"/>
    </style:style>
    <style:style style:name="P19" style:family="paragraph">
      <loext:graphic-properties draw:fill-color="#3b70ee"/>
      <style:paragraph-properties fo:text-align="center"/>
      <style:text-properties fo:color="#ffffff" fo:font-weight="bold" style:font-weight-asian="bold" style:font-weight-complex="bold"/>
    </style:style>
    <style:style style:name="P20" style:family="paragraph">
      <loext:graphic-properties draw:fill-color="#502da2"/>
      <style:paragraph-properties fo:text-align="center"/>
      <style:text-properties fo:color="#ffffff" fo:font-weight="bold" style:font-weight-asian="bold" style:font-weight-complex="bold"/>
    </style:style>
    <style:style style:name="P21" style:family="paragraph">
      <loext:graphic-properties draw:fill-color="#95b241"/>
      <style:paragraph-properties fo:text-align="center"/>
      <style:text-properties fo:color="#ffffff" fo:font-weight="bold" style:font-weight-asian="bold" style:font-weight-complex="bold"/>
    </style:style>
    <style:style style:name="P22" style:family="paragraph">
      <loext:graphic-properties draw:fill-color="#b62118"/>
      <style:paragraph-properties fo:text-align="center"/>
      <style:text-properties fo:color="#ffffff" fo:font-size="32pt" fo:font-weight="bold" style:font-size-asian="32pt" style:font-weight-asian="bold" style:font-size-complex="32pt" style:font-weight-complex="bold"/>
    </style:style>
    <style:style style:name="P23" style:family="paragraph">
      <loext:graphic-properties draw:fill-color="#34a3c5"/>
      <style:paragraph-properties fo:text-align="center"/>
      <style:text-properties fo:color="#ffffff" fo:font-size="32pt" fo:font-weight="bold" style:font-size-asian="32pt" style:font-weight-asian="bold" style:font-size-complex="32pt" style:font-weight-complex="bold"/>
    </style:style>
    <style:style style:name="P24" style:family="paragraph">
      <loext:graphic-properties draw:fill-color="#f36838"/>
      <style:paragraph-properties fo:text-align="center"/>
      <style:text-properties fo:color="#ffffff" fo:font-size="32pt" fo:font-weight="bold" style:font-size-asian="32pt" style:font-weight-asian="bold" style:font-size-complex="32pt" style:font-weight-complex="bold"/>
    </style:style>
    <style:style style:name="P25" style:family="paragraph">
      <loext:graphic-properties draw:fill-color="#3b70ee"/>
      <style:paragraph-properties fo:text-align="center"/>
      <style:text-properties fo:color="#ffffff" fo:font-size="32pt" fo:font-weight="bold" style:font-size-asian="32pt" style:font-weight-asian="bold" style:font-size-complex="32pt" style:font-weight-complex="bold"/>
    </style:style>
    <style:style style:name="P26" style:family="paragraph">
      <loext:graphic-properties draw:fill-color="#502da2"/>
      <style:paragraph-properties fo:text-align="center"/>
      <style:text-properties fo:color="#ffffff" fo:font-size="32pt" fo:font-weight="bold" style:font-size-asian="32pt" style:font-weight-asian="bold" style:font-size-complex="32pt" style:font-weight-complex="bold"/>
    </style:style>
    <style:style style:name="P27" style:family="paragraph">
      <loext:graphic-properties draw:fill-color="#95b241"/>
      <style:paragraph-properties fo:text-align="center"/>
      <style:text-properties fo:color="#ffffff" fo:font-size="32pt" fo:font-weight="bold" style:font-size-asian="32pt" style:font-weight-asian="bold" style:font-size-complex="32pt" style:font-weight-complex="bold"/>
    </style:style>
    <style:style style:name="P28" style:family="paragraph">
      <loext:graphic-properties draw:fill="solid" draw:fill-color="#c4c4c4"/>
      <style:paragraph-properties fo:text-align="center"/>
      <style:text-properties fo:font-size="18pt" fo:font-weight="bold" style:font-size-asian="20pt" style:font-weight-asian="bold" style:font-size-complex="20pt" style:font-weight-complex="bold"/>
    </style:style>
    <style:style style:name="P29" style:family="paragraph">
      <loext:graphic-properties draw:fill="solid" draw:fill-color="#c4c4c4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P30" style:family="paragraph">
      <loext:graphic-properties draw:fill="solid" draw:fill-color="#3b70ee"/>
      <style:paragraph-properties fo:text-align="center"/>
      <style:text-properties fo:color="#ffffff" fo:font-size="14pt" fo:font-weight="bold" style:font-size-asian="18pt" style:font-size-complex="18pt"/>
    </style:style>
    <style:style style:name="P31" style:family="paragraph">
      <loext:graphic-properties draw:fill="solid" draw:fill-color="#34a3c5"/>
      <style:paragraph-properties fo:text-align="center"/>
      <style:text-properties fo:color="#ffffff" fo:font-size="14pt" fo:font-weight="bold" style:font-size-asian="18pt" style:font-size-complex="18pt"/>
    </style:style>
    <style:style style:name="P32" style:family="paragraph">
      <loext:graphic-properties draw:fill="solid" draw:fill-color="#b62118"/>
      <style:paragraph-properties fo:text-align="center"/>
      <style:text-properties fo:color="#ffffff" fo:font-size="14pt" fo:font-weight="bold" style:font-size-asian="18pt" style:font-size-complex="18pt"/>
    </style:style>
    <style:style style:name="P33" style:family="paragraph">
      <style:paragraph-properties fo:text-align="center"/>
      <style:text-properties fo:font-size="14pt" fo:font-weight="bold" style:font-size-asian="18pt" style:font-size-complex="18pt"/>
    </style:style>
    <style:style style:name="P34" style:family="paragraph">
      <loext:graphic-properties draw:fill="solid" draw:fill-color="#808080"/>
      <style:paragraph-properties fo:text-align="center"/>
      <style:text-properties fo:color="#ffffff" fo:font-size="14pt" fo:font-weight="bold" style:font-size-asian="18pt" style:font-size-complex="18pt"/>
    </style:style>
    <style:style style:name="P35" style:family="paragraph">
      <loext:graphic-properties draw:fill="solid" draw:fill-color="#f36838"/>
      <style:paragraph-properties fo:text-align="center"/>
      <style:text-properties fo:color="#ffffff" fo:font-size="14pt" fo:font-weight="bold" style:font-size-asian="18pt" style:font-size-complex="18pt"/>
    </style:style>
    <style:style style:name="P36" style:family="paragraph">
      <loext:graphic-properties draw:fill="solid" draw:fill-color="#404040"/>
      <style:paragraph-properties fo:text-align="center"/>
      <style:text-properties fo:color="#ffffff" fo:font-size="14pt" fo:font-weight="bold" style:font-size-asian="18pt" style:font-size-complex="18pt"/>
    </style:style>
    <style:style style:name="P37" style:family="paragraph">
      <loext:graphic-properties draw:fill="none" draw:fill-color="#ffffff"/>
      <style:paragraph-properties fo:text-align="center"/>
      <style:text-properties fo:font-size="32pt" fo:font-weight="bold" style:font-size-asian="32pt" style:font-size-complex="32pt"/>
    </style:style>
    <style:style style:name="P38" style:family="paragraph">
      <loext:graphic-properties draw:fill-color="#e6e6e6"/>
      <style:paragraph-properties fo:text-align="center"/>
    </style:style>
    <style:style style:name="P39" style:family="paragraph">
      <loext:graphic-properties draw:fill-color="#404040" draw:opacity="100%"/>
      <style:paragraph-properties fo:text-align="center"/>
    </style:style>
    <style:style style:name="P40" style:family="paragraph">
      <loext:graphic-properties draw:fill="none" draw:fill-color="#ffffff"/>
      <style:text-properties fo:color="#e6e6e6" fo:font-size="32pt" fo:font-weight="bold" style:font-size-asian="32pt" style:font-weight-asian="bold" style:font-size-complex="32pt" style:font-weight-complex="bold"/>
    </style:style>
    <style:style style:name="P41" style:family="paragraph">
      <loext:graphic-properties draw:fill="none" draw:fill-color="#ffffff"/>
      <style:text-properties fo:color="#ffffff" fo:font-size="32pt" fo:font-weight="bold" style:font-size-asian="32pt" style:font-weight-asian="bold" style:font-size-complex="32pt" style:font-weight-complex="bold"/>
    </style:style>
    <style:style style:name="P42" style:family="paragraph">
      <loext:graphic-properties draw:fill="solid" draw:fill-color="#404040" draw:opacity="100%"/>
      <style:paragraph-properties fo:text-align="center"/>
    </style:style>
    <style:style style:name="P43" style:family="paragraph">
      <loext:graphic-properties draw:fill="none" draw:fill-color="#404040" draw:opacity="100%"/>
      <style:text-properties fo:color="#ffffff" fo:font-size="32pt" fo:font-weight="bold" style:font-size-asian="32pt" style:font-weight-asian="bold" style:font-size-complex="32pt" style:font-weight-complex="bold"/>
    </style:style>
    <style:style style:name="P44" style:family="paragraph">
      <loext:graphic-properties draw:fill-color="#808080" draw:opacity="100%"/>
      <style:paragraph-properties fo:text-align="center"/>
    </style:style>
    <style:style style:name="P45" style:family="paragraph">
      <loext:graphic-properties draw:fill="none" draw:fill-color="#ffffff"/>
      <style:text-properties fo:color="#ffffff" fo:font-size="18pt" fo:font-weight="bold" style:font-size-asian="18pt" style:font-weight-asian="bold" style:font-size-complex="18pt" style:font-weight-complex="bold"/>
    </style:style>
    <style:style style:name="P46" style:family="paragraph">
      <loext:graphic-properties draw:fill="solid" draw:fill-color="#808080" draw:opacity="100%"/>
      <style:paragraph-properties fo:text-align="center"/>
    </style:style>
    <style:style style:name="P47" style:family="paragraph">
      <loext:graphic-properties draw:fill="none" draw:fill-color="#808080"/>
      <style:text-properties fo:color="#ffffff" fo:font-size="32pt" fo:font-weight="bold" style:font-size-asian="32pt" style:font-weight-asian="bold" style:font-size-complex="32pt" style:font-weight-complex="bold"/>
    </style:style>
    <style:style style:name="P48" style:family="paragraph">
      <style:paragraph-properties fo:margin-top="0cm" fo:margin-bottom="0.2cm" fo:text-align="start"/>
      <style:text-properties fo:font-size="18pt" style:font-size-asian="18pt" style:font-size-complex="18pt"/>
    </style:style>
    <style:style style:name="P49" style:family="paragraph">
      <loext:graphic-properties draw:fill="none" draw:fill-color="#808080"/>
      <style:paragraph-properties fo:margin-top="0cm" fo:margin-bottom="0.2cm" fo:text-align="start"/>
      <style:text-properties fo:color="#ffffff" fo:font-size="18pt" fo:font-weight="bold" style:font-size-asian="18pt" style:font-weight-asian="bold" style:font-size-complex="18pt" style:font-weight-complex="bold"/>
    </style:style>
    <style:style style:name="P50" style:family="paragraph">
      <style:paragraph-properties fo:margin-top="0cm" fo:margin-bottom="0.2cm" fo:text-align="start">
        <style:tab-stops/>
      </style:paragraph-properties>
      <style:text-properties fo:font-size="18pt" style:font-size-asian="18pt" style:font-size-complex="18pt"/>
    </style:style>
    <style:style style:name="P51" style:family="paragraph">
      <loext:graphic-properties draw:fill="none" draw:fill-color="#404040" draw:opacity="100%"/>
      <style:paragraph-properties fo:margin-top="0cm" fo:margin-bottom="0.2cm" fo:text-align="start">
        <style:tab-stops/>
      </style:paragraph-properties>
      <style:text-properties fo:color="#ffffff" fo:font-size="18pt" fo:font-weight="bold" style:font-size-asian="18pt" style:font-weight-asian="bold" style:font-size-complex="18pt" style:font-weight-complex="bold"/>
    </style:style>
    <style:style style:name="P52" style:family="paragraph">
      <style:paragraph-properties fo:margin-left="0cm" fo:margin-right="0cm" fo:margin-top="0cm" fo:margin-bottom="0.2cm" fo:line-height="100%" fo:text-align="start" fo:text-indent="0cm">
        <style:tab-stops/>
      </style:paragraph-properties>
    </style:style>
    <style:style style:name="P53" style:family="paragraph">
      <style:paragraph-properties fo:text-align="start"/>
    </style:style>
    <style:style style:name="P54" style:family="paragraph">
      <loext:graphic-properties draw:fill="none" draw:fill-color="#ffffff"/>
      <style:paragraph-properties fo:margin-left="0cm" fo:margin-right="0cm" fo:margin-top="0cm" fo:margin-bottom="0.2cm" fo:line-height="100%" fo:text-align="start" fo:text-indent="0cm">
        <style:tab-stops/>
      </style:paragraph-properties>
      <style:text-properties fo:color="#ffffff" fo:font-size="18pt" fo:font-weight="bold" style:font-size-asian="18pt" style:font-weight-asian="bold" style:font-size-complex="18pt" style:font-weight-complex="bold"/>
    </style:style>
    <style:style style:name="P55" style:family="paragraph"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P56" style:family="paragraph">
      <style:paragraph-properties fo:margin-top="0cm" fo:margin-bottom="0.1cm" fo:text-align="start"/>
    </style:style>
    <style:style style:name="P57" style:family="paragraph">
      <style:paragraph-properties fo:margin-top="0cm" fo:margin-bottom="0.2cm" fo:text-align="start"/>
    </style:style>
    <style:style style:name="P58" style:family="paragraph">
      <loext:graphic-properties draw:fill-color="#502da2"/>
      <style:paragraph-properties fo:margin-top="0cm" fo:margin-bottom="0.1cm" fo:text-align="start"/>
      <style:text-properties fo:color="#ffffff" fo:font-size="10pt" style:font-size-asian="10pt" style:font-size-complex="10pt"/>
    </style:style>
    <style:style style:name="P59" style:family="paragraph">
      <style:paragraph-properties fo:margin-top="0cm" fo:margin-bottom="0cm" fo:text-align="start"/>
    </style:style>
    <style:style style:name="P60" style:family="paragraph">
      <loext:graphic-properties draw:fill-color="#404040"/>
      <style:paragraph-properties fo:margin-top="0cm" fo:margin-bottom="0.2cm" fo:text-align="start"/>
      <style:text-properties fo:color="#ffffff" fo:font-size="10pt" style:font-size-asian="10pt" style:font-size-complex="10pt"/>
    </style:style>
    <style:style style:name="P61" style:family="paragraph">
      <loext:graphic-properties draw:fill-color="#34a3c5"/>
      <style:paragraph-properties fo:margin-top="0cm" fo:margin-bottom="0.1cm" fo:text-align="start"/>
      <style:text-properties fo:color="#ffffff" fo:font-size="10pt" style:font-size-asian="10pt" style:font-size-complex="10pt"/>
    </style:style>
    <style:style style:name="P62" style:family="paragraph">
      <loext:graphic-properties draw:fill-color="#404040"/>
      <style:paragraph-properties fo:margin-top="0cm" fo:margin-bottom="0.2cm" fo:text-align="start"/>
      <style:text-properties fo:color="#ffffff" fo:font-size="10pt" fo:font-weight="bold" style:font-size-asian="10pt" style:font-weight-asian="bold" style:font-size-complex="10pt" style:font-weight-complex="bold"/>
    </style:style>
    <style:style style:name="P63" style:family="paragraph">
      <loext:graphic-properties draw:fill-color="#3b70ee"/>
      <style:paragraph-properties fo:margin-top="0cm" fo:margin-bottom="0.1cm" fo:text-align="start"/>
      <style:text-properties fo:color="#ffffff" fo:font-size="10pt" style:font-size-asian="10pt" style:font-size-complex="10pt"/>
    </style:style>
    <style:style style:name="P64" style:family="paragraph">
      <loext:graphic-properties draw:fill-color="#f36838"/>
      <style:paragraph-properties fo:margin-top="0cm" fo:margin-bottom="0.1cm" fo:text-align="start"/>
      <style:text-properties fo:color="#ffffff" fo:font-size="10pt" style:font-size-asian="10pt" style:font-size-complex="10pt"/>
    </style:style>
    <style:style style:name="P65" style:family="paragraph">
      <loext:graphic-properties draw:fill-color="#404040"/>
      <style:paragraph-properties fo:margin-top="0cm" fo:margin-bottom="0.1cm" fo:text-align="start"/>
      <style:text-properties fo:color="#ffffff" fo:font-size="10pt" style:font-size-asian="10pt" style:font-size-complex="10pt"/>
    </style:style>
    <style:style style:name="P66" style:family="paragraph">
      <loext:graphic-properties draw:fill-color="#95b241"/>
      <style:paragraph-properties fo:margin-top="0cm" fo:margin-bottom="0.1cm" fo:text-align="start"/>
      <style:text-properties fo:color="#ffffff" fo:font-size="10pt" style:font-size-asian="10pt" style:font-size-complex="10pt"/>
    </style:style>
    <style:style style:name="P67" style:family="paragraph">
      <loext:graphic-properties draw:fill-color="#c4c4c4"/>
      <style:paragraph-properties fo:margin-top="0cm" fo:margin-bottom="0.1cm" fo:text-align="start"/>
      <style:text-properties style:use-window-font-color="true" fo:font-size="10pt" style:font-size-asian="10pt" style:font-size-complex="10pt"/>
    </style:style>
    <style:style style:name="P68" style:family="paragraph">
      <loext:graphic-properties draw:fill-color="#b62118"/>
      <style:paragraph-properties fo:margin-top="0cm" fo:margin-bottom="0.1cm" fo:text-align="start"/>
      <style:text-properties fo:color="#ffffff" fo:font-size="10pt" style:font-size-asian="10pt" style:font-size-complex="10pt"/>
    </style:style>
    <style:style style:name="P69" style:family="paragraph">
      <loext:graphic-properties draw:fill-color="#77216f"/>
      <style:paragraph-properties fo:margin-top="0cm" fo:margin-bottom="0.1cm" fo:text-align="start"/>
      <style:text-properties fo:color="#ffffff" fo:font-size="10pt" style:font-size-asian="10pt" style:font-size-complex="10pt"/>
    </style:style>
    <style:style style:name="P70" style:family="paragraph">
      <loext:graphic-properties draw:fill="solid" draw:fill-color="#34a3c5"/>
      <style:paragraph-properties fo:text-align="center"/>
      <style:text-properties fo:color="#ffffff" fo:font-size="18pt" fo:font-weight="bold" style:font-size-asian="18pt" style:font-weight-asian="bold" style:font-size-complex="18pt" style:font-weight-complex="bold"/>
    </style:style>
    <style:style style:name="P71" style:family="paragraph">
      <loext:graphic-properties draw:fill="none" draw:fill-color="#ffffff"/>
      <style:text-properties fo:font-size="18pt" style:font-size-asian="18pt" style:font-size-complex="18pt"/>
    </style:style>
    <style:style style:name="P72" style:family="paragraph">
      <loext:graphic-properties draw:fill="none" draw:fill-color="#ffffff"/>
      <style:text-properties fo:font-size="18pt" fo:font-weight="bold" style:font-size-asian="18pt" style:font-weight-asian="bold" style:font-size-complex="18pt" style:font-weight-complex="bold"/>
    </style:style>
    <style:style style:name="P73" style:family="paragraph">
      <loext:graphic-properties draw:fill="none" draw:fill-color="#ffffff"/>
      <style:paragraph-properties fo:text-align="start"/>
      <style:text-properties fo:font-size="18pt" fo:font-weight="bold" style:font-size-asian="18pt" style:font-weight-asian="bold" style:font-size-complex="18pt" style:font-weight-complex="bold"/>
    </style:style>
    <style:style style:name="P74" style:family="paragraph">
      <loext:graphic-properties draw:fill="solid" draw:fill-color="#34a3c5"/>
    </style:style>
    <style:style style:name="P75" style:family="paragraph">
      <loext:graphic-properties draw:fill-color="#f36838"/>
      <style:paragraph-properties fo:text-align="center"/>
      <style:text-properties fo:color="#ffffff" fo:font-size="32pt" fo:language="en" fo:country="US" fo:font-weight="bold" style:font-size-asian="32pt" style:font-weight-asian="bold" style:font-size-complex="32pt" style:font-weight-complex="bold"/>
    </style:style>
    <style:style style:name="P76" style:family="paragraph">
      <loext:graphic-properties draw:fill-color="#502da2"/>
      <style:paragraph-properties fo:text-align="center"/>
      <style:text-properties fo:color="#ffffff" fo:font-size="32pt" fo:language="en" fo:country="US" fo:font-weight="bold" style:font-size-asian="32pt" style:font-weight-asian="bold" style:font-size-complex="32pt" style:font-weight-complex="bold"/>
    </style:style>
    <style:style style:name="P77" style:family="paragraph">
      <loext:graphic-properties draw:fill-color="#b62118"/>
      <style:paragraph-properties fo:text-align="center"/>
      <style:text-properties fo:color="#ffffff" fo:font-size="32pt" fo:language="en" fo:country="US" fo:font-weight="bold" style:font-size-asian="32pt" style:font-weight-asian="bold" style:font-size-complex="32pt" style:font-weight-complex="bold"/>
    </style:style>
    <style:style style:name="P78" style:family="paragraph">
      <loext:graphic-properties draw:fill="none"/>
      <style:text-properties fo:font-size="15pt" style:font-size-asian="15pt" style:font-size-complex="15pt"/>
    </style:style>
    <style:style style:name="P79" style:family="paragraph">
      <loext:graphic-properties draw:fill="none"/>
      <style:text-properties fo:font-weight="bold" style:font-weight-asian="bold" style:font-weight-complex="bold"/>
    </style:style>
    <style:style style:name="P80" style:family="paragraph">
      <loext:graphic-properties draw:fill="none" draw:fill-color="#ffffff"/>
      <style:text-properties fo:font-size="15pt"/>
    </style:style>
    <style:style style:name="P81" style:family="paragraph">
      <loext:graphic-properties draw:fill-color="#95b241"/>
      <style:paragraph-properties fo:text-align="center"/>
      <style:text-properties fo:color="#ffffff" fo:font-size="20pt" fo:font-weight="bold" style:font-size-asian="20pt" style:font-weight-asian="bold" style:font-size-complex="20pt" style:font-weight-complex="bold"/>
    </style:style>
    <style:style style:name="P82" style:family="paragraph">
      <loext:graphic-properties draw:fill="none" draw:fill-color="#ffffff"/>
      <style:paragraph-properties fo:text-align="center"/>
      <style:text-properties fo:font-size="18pt" style:font-size-asian="11pt" style:font-size-complex="11pt"/>
    </style:style>
    <style:style style:name="P83" style:family="paragraph">
      <style:paragraph-properties fo:text-align="end"/>
    </style:style>
    <style:style style:name="P84" style:family="paragraph">
      <loext:graphic-properties draw:fill="none" draw:fill-color="#ffffff"/>
      <style:paragraph-properties fo:text-align="end"/>
      <style:text-properties fo:font-size="18pt" style:font-size-asian="11pt" style:font-size-complex="11pt"/>
    </style:style>
    <style:style style:name="P85" style:family="paragraph">
      <style:paragraph-properties fo:text-align="center"/>
      <style:text-properties fo:font-size="18pt" style:font-size-asian="11pt" style:font-size-complex="11pt"/>
    </style:style>
    <style:style style:name="P86" style:family="paragraph">
      <loext:graphic-properties draw:fill="solid" draw:fill-color="#ffffff"/>
      <style:paragraph-properties fo:text-align="center"/>
      <style:text-properties fo:font-size="18pt" style:font-size-asian="11pt" style:font-size-complex="11pt"/>
    </style:style>
    <style:style style:name="P87" style:family="paragraph">
      <loext:graphic-properties draw:fill-color="#404040"/>
      <style:paragraph-properties fo:text-align="center"/>
      <style:text-properties fo:color="#ffffff" fo:font-size="18pt" fo:font-weight="bold" style:font-size-asian="18pt" style:font-weight-asian="bold" style:font-size-complex="18pt" style:font-weight-complex="bold"/>
    </style:style>
    <style:style style:name="P88" style:family="paragraph">
      <loext:graphic-properties draw:fill-color="#b62118"/>
      <style:paragraph-properties fo:text-align="center"/>
      <style:text-properties fo:color="#ffffff" fo:font-size="18pt" fo:font-weight="bold" style:font-size-asian="18pt" style:font-weight-asian="bold" style:font-size-complex="18pt" style:font-weight-complex="bold"/>
    </style:style>
    <style:style style:name="P89" style:family="paragraph">
      <loext:graphic-properties draw:fill-color="#808080"/>
      <style:paragraph-properties fo:text-align="center"/>
      <style:text-properties fo:color="#ffffff" fo:font-size="18pt" fo:font-weight="bold" style:font-size-asian="11pt" style:font-weight-asian="bold" style:font-size-complex="11pt" style:font-weight-complex="bold"/>
    </style:style>
    <style:style style:name="P90" style:family="paragraph">
      <loext:graphic-properties draw:fill-color="#f36838"/>
      <style:paragraph-properties fo:text-align="center"/>
      <style:text-properties fo:color="#ffffff" fo:font-size="18pt" fo:font-weight="bold" style:font-size-asian="11pt" style:font-weight-asian="bold" style:font-size-complex="11pt" style:font-weight-complex="bold"/>
    </style:style>
    <style:style style:name="P91" style:family="paragraph">
      <loext:graphic-properties draw:fill="none"/>
      <style:paragraph-properties fo:text-align="center"/>
      <style:text-properties fo:font-size="18pt" style:font-size-asian="12pt" style:font-size-complex="12pt"/>
    </style:style>
    <style:style style:name="P92" style:family="paragraph">
      <loext:graphic-properties draw:fill-color="#808080"/>
      <style:paragraph-properties fo:text-align="center"/>
      <style:text-properties fo:color="#ffffff" fo:font-size="18pt" fo:font-weight="bold" style:font-size-asian="18pt" style:font-weight-asian="bold" style:font-size-complex="18pt" style:font-weight-complex="bold"/>
    </style:style>
    <style:style style:name="P93" style:family="paragraph">
      <loext:graphic-properties draw:fill="none"/>
      <style:paragraph-properties fo:text-align="center"/>
      <style:text-properties fo:font-size="18pt" style:font-size-asian="18pt" style:font-size-complex="18pt"/>
    </style:style>
    <style:style style:name="P94" style:family="paragraph">
      <loext:graphic-properties draw:fill="none" draw:fill-color="#ffffff"/>
      <style:text-properties fo:font-size="12pt" style:font-size-asian="9pt" style:font-size-complex="9pt"/>
    </style:style>
    <style:style style:name="P95" style:family="paragraph">
      <loext:graphic-properties draw:fill-color="#3b70ee"/>
      <style:paragraph-properties fo:text-align="center"/>
      <style:text-properties fo:font-size="18pt"/>
    </style:style>
    <style:style style:name="P96" style:family="paragraph">
      <loext:graphic-properties draw:fill="none"/>
      <style:paragraph-properties fo:text-align="center"/>
      <style:text-properties fo:font-size="18pt" fo:font-weight="bold" style:font-size-asian="12pt" style:font-weight-asian="bold" style:font-size-complex="12pt" style:font-weight-complex="bold"/>
    </style:style>
    <style:style style:name="P97" style:family="paragraph">
      <loext:graphic-properties draw:fill="solid" draw:fill-color="#808080"/>
      <style:paragraph-properties fo:text-align="center"/>
      <style:text-properties fo:color="#ffffff" fo:font-size="18pt" fo:font-weight="bold" style:font-size-asian="18pt" style:font-weight-asian="bold" style:font-size-complex="18pt" style:font-weight-complex="bold"/>
    </style:style>
    <style:style style:name="P98" style:family="paragraph">
      <loext:graphic-properties draw:fill="solid" draw:fill-color="#808080"/>
      <style:paragraph-properties fo:text-align="center"/>
      <style:text-properties fo:color="#ffffff" fo:font-size="12pt" fo:font-weight="bold" style:font-size-asian="18pt" style:font-weight-asian="bold" style:font-size-complex="18pt" style:font-weight-complex="bold"/>
    </style:style>
    <style:style style:name="P99" style:family="paragraph">
      <loext:graphic-properties draw:fill="solid" draw:fill-color="#34a3c5"/>
      <style:paragraph-properties fo:text-align="center"/>
      <style:text-properties fo:color="#ffffff" fo:font-size="12pt" fo:font-weight="bold" style:font-size-asian="18pt" style:font-weight-asian="bold" style:font-size-complex="18pt" style:font-weight-complex="bold"/>
    </style:style>
    <style:style style:name="P100" style:family="paragraph">
      <style:text-properties fo:font-size="12pt" fo:font-weight="bold"/>
    </style:style>
    <style:style style:name="P101" style:family="paragraph">
      <loext:graphic-properties draw:fill="solid" draw:fill-color="#000000"/>
      <style:paragraph-properties fo:text-align="center"/>
    </style:style>
    <style:style style:name="T1" style:family="text">
      <style:text-properties fo:color="#ffffff" fo:font-weight="bold" style:font-weight-asian="bold" style:font-weight-complex="bold"/>
    </style:style>
    <style:style style:name="T2" style:family="text">
      <style:text-properties fo:color="#ffffff" fo:font-size="32pt" fo:font-weight="bold" style:font-size-asian="32pt" style:font-weight-asian="bold" style:font-size-complex="32pt" style:font-weight-complex="bold"/>
    </style:style>
    <style:style style:name="T3" style:family="text">
      <style:text-properties fo:font-size="18pt" fo:font-weight="bold" style:font-size-asian="20pt" style:font-weight-asian="bold" style:font-size-complex="20pt" style:font-weight-complex="bold"/>
    </style:style>
    <style:style style:name="T4" style:family="text">
      <style:text-properties fo:font-size="18pt" fo:font-weight="bold" style:font-size-asian="18pt" style:font-weight-asian="bold" style:font-size-complex="18pt" style:font-weight-complex="bold"/>
    </style:style>
    <style:style style:name="T5" style:family="text">
      <style:text-properties fo:color="#ffffff" fo:font-size="14pt" fo:font-weight="bold" style:font-size-asian="18pt" style:font-size-complex="18pt"/>
    </style:style>
    <style:style style:name="T6" style:family="text">
      <style:text-properties fo:font-size="32pt" fo:font-weight="bold" style:font-size-asian="32pt" style:font-size-complex="32pt"/>
    </style:style>
    <style:style style:name="T7" style:family="text">
      <style:text-properties fo:color="#e6e6e6" fo:font-size="32pt" fo:font-weight="bold" style:font-size-asian="32pt" style:font-weight-asian="bold" style:font-size-complex="32pt" style:font-weight-complex="bold"/>
    </style:style>
    <style:style style:name="T8" style:family="text">
      <style:text-properties fo:color="#ffffff" fo:font-size="18pt" fo:font-weight="bold" style:font-size-asian="18pt" style:font-weight-asian="bold" style:font-size-complex="18pt" style:font-weight-complex="bold"/>
    </style:style>
    <style:style style:name="T9" style:family="text">
      <style:text-properties fo:color="#ffffff" fo:font-size="12pt" fo:font-weight="bold" style:font-size-asian="12pt" style:font-weight-asian="bold" style:font-size-complex="12pt" style:font-weight-complex="bold"/>
    </style:style>
    <style:style style:name="T10" style:family="text">
      <style:text-properties fo:font-size="10pt" fo:font-weight="bold" style:font-size-asian="10pt" style:font-weight-asian="bold" style:font-size-complex="10pt" style:font-weight-complex="bold"/>
    </style:style>
    <style:style style:name="T11" style:family="text">
      <style:text-properties fo:color="#ffffff" fo:font-size="10pt" fo:font-weight="bold" style:font-size-asian="10pt" style:font-weight-asian="bold" style:font-size-complex="10pt" style:font-weight-complex="bold"/>
    </style:style>
    <style:style style:name="T12" style:family="text">
      <style:text-properties fo:color="#ffffff" fo:font-size="8pt" style:font-size-asian="8pt" style:font-size-complex="8pt"/>
    </style:style>
    <style:style style:name="T13" style:family="text">
      <style:text-properties fo:color="#ffffff" fo:font-size="8pt" fo:font-weight="normal" style:font-size-asian="8pt" style:font-weight-asian="normal" style:font-size-complex="8pt" style:font-weight-complex="normal"/>
    </style:style>
    <style:style style:name="T14" style:family="text">
      <style:text-properties style:use-window-font-color="true" fo:font-size="10pt" fo:font-weight="bold" style:font-size-asian="10pt" style:font-weight-asian="bold" style:font-size-complex="10pt" style:font-weight-complex="bold"/>
    </style:style>
    <style:style style:name="T15" style:family="text">
      <style:text-properties style:use-window-font-color="true" fo:font-size="8pt" style:font-size-asian="8pt" style:font-size-complex="8pt"/>
    </style:style>
    <style:style style:name="T16" style:family="text">
      <style:text-properties fo:font-size="18pt" style:font-size-asian="18pt" style:font-size-complex="18pt"/>
    </style:style>
    <style:style style:name="T17" style:family="text">
      <style:text-properties fo:color="#ffffff" fo:font-size="32pt" fo:language="en" fo:country="US" fo:font-weight="bold" style:font-size-asian="32pt" style:font-weight-asian="bold" style:font-size-complex="32pt" style:font-weight-complex="bold"/>
    </style:style>
    <style:style style:name="T18" style:family="text">
      <style:text-properties fo:font-size="15pt"/>
    </style:style>
    <style:style style:name="T19" style:family="text">
      <style:text-properties fo:color="#ffffff" fo:font-size="20pt" fo:font-weight="bold" style:font-size-asian="20pt" style:font-weight-asian="bold" style:font-size-complex="20pt" style:font-weight-complex="bold"/>
    </style:style>
    <style:style style:name="T20" style:family="text">
      <style:text-properties fo:font-size="18pt" style:font-size-asian="14pt" style:font-size-complex="14pt"/>
    </style:style>
    <style:style style:name="T21" style:family="text">
      <style:text-properties fo:color="#ffffff" fo:font-size="18pt" fo:font-weight="bold" style:font-size-asian="11pt" style:font-weight-asian="bold" style:font-size-complex="11pt" style:font-weight-complex="bold"/>
    </style:style>
    <style:style style:name="T22" style:family="text">
      <style:text-properties fo:font-size="18pt" style:font-size-asian="12pt" style:font-size-complex="12pt"/>
    </style:style>
    <style:style style:name="T23" style:family="text">
      <style:text-properties fo:font-size="12pt" style:font-size-asian="9pt" style:font-size-complex="9pt"/>
    </style:style>
    <style:style style:name="T24" style:family="text">
      <style:text-properties fo:font-size="18pt" fo:font-weight="bold" style:font-size-asian="12pt" style:font-weight-asian="bold" style:font-size-complex="12pt" style:font-weight-complex="bold"/>
    </style:style>
    <style:style style:name="T25" style:family="text">
      <style:text-properties fo:color="#ffffff" fo:font-size="12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25cm" text:min-label-width="0.25cm"/>
        <style:text-properties fo:font-family="StarSymbol" fo:color="#ffffff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25cm" text:min-label-width="0.25cm"/>
        <style:text-properties style:font-name="Nimbus Roman No9 L" fo:color="#ffffff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5cm" fo:text-align="center"/>
        <style:text-properties fo:font-family="StarSymbol" fo:color="#ffffff" fo:font-size="45%"/>
      </text:list-level-style-bullet>
      <text:list-level-style-bullet text:level="2" text:bullet-char="●">
        <style:list-level-properties text:space-before="0.6cm" text:min-label-width="0.5cm" fo:text-align="center"/>
        <style:text-properties fo:font-family="StarSymbol" fo:color="#ffffff" fo:font-size="45%"/>
      </text:list-level-style-bullet>
      <text:list-level-style-bullet text:level="3" text:bullet-char="●">
        <style:list-level-properties text:space-before="1.2cm" text:min-label-width="0.5cm" fo:text-align="center"/>
        <style:text-properties fo:font-family="StarSymbol" fo:color="#ffffff" fo:font-size="45%"/>
      </text:list-level-style-bullet>
      <text:list-level-style-bullet text:level="4" text:bullet-char="●">
        <style:list-level-properties text:space-before="1.8cm" text:min-label-width="0.5cm" fo:text-align="center"/>
        <style:text-properties fo:font-family="StarSymbol" fo:color="#ffffff" fo:font-size="45%"/>
      </text:list-level-style-bullet>
      <text:list-level-style-bullet text:level="5" text:bullet-char="●">
        <style:list-level-properties text:space-before="2.4cm" text:min-label-width="0.5cm" fo:text-align="center"/>
        <style:text-properties fo:font-family="StarSymbol" fo:color="#ffffff" fo:font-size="45%"/>
      </text:list-level-style-bullet>
      <text:list-level-style-bullet text:level="6" text:bullet-char="●">
        <style:list-level-properties text:space-before="3cm" text:min-label-width="0.5cm" fo:text-align="center"/>
        <style:text-properties fo:font-family="StarSymbol" fo:color="#ffffff" fo:font-size="45%"/>
      </text:list-level-style-bullet>
      <text:list-level-style-bullet text:level="7" text:bullet-char="●">
        <style:list-level-properties text:space-before="3.6cm" text:min-label-width="0.5cm" fo:text-align="center"/>
        <style:text-properties fo:font-family="StarSymbol" fo:color="#ffffff" fo:font-size="45%"/>
      </text:list-level-style-bullet>
      <text:list-level-style-bullet text:level="8" text:bullet-char="●">
        <style:list-level-properties text:space-before="4.2cm" text:min-label-width="0.5cm" fo:text-align="center"/>
        <style:text-properties fo:font-family="StarSymbol" fo:color="#ffffff" fo:font-size="45%"/>
      </text:list-level-style-bullet>
      <text:list-level-style-bullet text:level="9" text:bullet-char="●">
        <style:list-level-properties text:space-before="4.8cm" text:min-label-width="0.5cm" fo:text-align="center"/>
        <style:text-properties fo:font-family="StarSymbol" fo:color="#ffffff" fo:font-size="45%"/>
      </text:list-level-style-bullet>
      <text:list-level-style-bullet text:level="10" text:bullet-char="●">
        <style:list-level-properties text:space-before="5.4cm" text:min-label-width="0.5cm" fo:text-align="center"/>
        <style:text-properties fo:font-family="StarSymbol" fo:color="#ffffff" fo:font-size="45%"/>
      </text:list-level-style-bullet>
    </text:list-style>
    <text:list-style style:name="L5">
      <text:list-level-style-bullet text:level="1" text:bullet-char="●">
        <style:list-level-properties text:min-label-width="0.5cm" fo:text-align="center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5cm" fo:text-align="center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5cm" fo:text-align="center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5cm" fo:text-align="center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5cm" fo:text-align="center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5cm" fo:text-align="center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5cm" fo:text-align="center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5cm" fo:text-align="center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5cm" fo:text-align="center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5cm" fo:text-align="center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1" draw:layer="layout" svg:width="10cm" svg:height="2cm" svg:x="2cm" svg:y="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0cm" svg:height="2cm" svg:x="2cm" svg:y="1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0cm" svg:height="2cm" svg:x="2cm" svg:y="1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0cm" svg:height="2cm" svg:x="2cm" svg:y="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0cm" svg:height="2cm" svg:x="2cm" svg:y="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0cm" svg:height="2cm" svg:x="2cm" svg:y="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0cm" svg:height="2cm" svg:x="13cm" svg:y="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10cm" svg:height="2cm" svg:x="13cm" svg:y="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10cm" svg:height="2cm" svg:x="13cm" svg:y="4cm">
          <text:p/>
          <draw:enhanced-geometry svg:viewBox="0 0 21600 21600" draw:type="rectangle" draw:enhanced-path="M 0 0 L 21600 0 21600 21600 0 21600 0 0 Z N"/>
        </draw:custom-shape>
        <draw:line draw:style-name="gr10" draw:text-style-name="P10" draw:layer="layout" svg:x1="13cm" svg:y1="9.5cm" svg:x2="19.5cm" svg:y2="9.5cm">
          <text:p/>
        </draw:line>
        <draw:frame draw:style-name="gr11" draw:text-style-name="P11" draw:layer="layout" svg:width="6.5cm" svg:height="2.9cm" svg:x="13cm" svg:y="10.1cm">
          <draw:text-box>
            <text:p>Text</text:p>
          </draw:text-box>
        </draw:frame>
      </draw:page>
      <draw:page draw:name="page2" draw:style-name="dp1" draw:master-page-name="Default">
        <office:forms form:automatic-focus="false" form:apply-design-mode="false"/>
        <draw:custom-shape draw:style-name="gr12" draw:text-style-name="P13" draw:layer="layout" svg:width="2cm" svg:height="2cm" svg:x="3cm" svg:y="1cm">
          <text:p text:style-name="P12"><text:span text:style-name="T1">A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2cm" svg:height="2cm" svg:x="6.5cm" svg:y="6cm">
          <text:p text:style-name="P12"><text:span text:style-name="T1">A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5" draw:layer="layout" svg:width="2cm" svg:height="2cm" svg:x="6.5cm" svg:y="3.5cm">
          <text:p text:style-name="P12"><text:span text:style-name="T1">A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6" draw:layer="layout" svg:width="2cm" svg:height="2cm" svg:x="6.5cm" svg:y="1cm">
          <text:p text:style-name="P12"><text:span text:style-name="T1">A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7" draw:layer="layout" svg:width="2cm" svg:height="2cm" svg:x="3cm" svg:y="11cm">
          <text:p text:style-name="P12"><text:span text:style-name="T1">A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8" draw:layer="layout" svg:width="2cm" svg:height="2cm" svg:x="3cm" svg:y="8.5cm">
          <text:p text:style-name="P12"><text:span text:style-name="T1">A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9" draw:layer="layout" svg:width="2cm" svg:height="2cm" svg:x="3cm" svg:y="6cm">
          <text:p text:style-name="P12"><text:span text:style-name="T1">A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0" draw:layer="layout" svg:width="2cm" svg:height="2cm" svg:x="3cm" svg:y="3.5cm">
          <text:p text:style-name="P12"><text:span text:style-name="T1">A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1" draw:layer="layout" svg:width="2cm" svg:height="2cm" svg:x="3cm" svg:y="13.5cm">
          <text:p text:style-name="P12"><text:span text:style-name="T1">A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2" draw:layer="layout" svg:width="2cm" svg:height="2cm" svg:x="10cm" svg:y="1cm">
          <text:p text:style-name="P12"><text:span text:style-name="T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2cm" svg:height="2cm" svg:x="13.5cm" svg:y="6cm">
          <text:p text:style-name="P12"><text:span text:style-name="T1">A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5" draw:layer="layout" svg:width="2cm" svg:height="2cm" svg:x="13.5cm" svg:y="3.5cm">
          <text:p text:style-name="P12"><text:span text:style-name="T1">A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6" draw:layer="layout" svg:width="2cm" svg:height="2cm" svg:x="13.5cm" svg:y="1cm">
          <text:p text:style-name="P12"><text:span text:style-name="T1">A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3" draw:layer="layout" svg:width="2cm" svg:height="2cm" svg:x="10cm" svg:y="11cm">
          <text:p text:style-name="P12"><text:span text:style-name="T2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4" draw:layer="layout" svg:width="2cm" svg:height="2cm" svg:x="10cm" svg:y="8.5cm">
          <text:p text:style-name="P12"><text:span text:style-name="T2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5" draw:layer="layout" svg:width="2cm" svg:height="2cm" svg:x="10cm" svg:y="6cm">
          <text:p text:style-name="P12"><text:span text:style-name="T2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6" draw:layer="layout" svg:width="2cm" svg:height="2cm" svg:x="10cm" svg:y="3.5cm">
          <text:p text:style-name="P12"><text:span text:style-name="T2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7" draw:layer="layout" svg:width="2cm" svg:height="2cm" svg:x="10cm" svg:y="13.5cm">
          <text:p text:style-name="P12"><text:span text:style-name="T2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3" draw:style-name="dp1" draw:master-page-name="Default">
        <office:forms form:automatic-focus="false" form:apply-design-mode="false"/>
        <draw:g>
          <draw:custom-shape draw:style-name="gr21" draw:text-style-name="P28" draw:layer="layout" svg:width="24cm" svg:height="3.5cm" svg:x="2cm" svg:y="11.5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28" draw:layer="layout" svg:width="8cm" svg:height="9.5cm" svg:x="18cm" svg:y="2cm">
            <text:p text:style-name="P12"><text:span text:style-name="T3">Engineering</text:span></text:p>
            <draw:enhanced-geometry svg:viewBox="0 0 21600 21600" draw:type="rectangle" draw:enhanced-path="M 0 0 L 21600 0 21600 21600 0 21600 0 0 Z N"/>
          </draw:custom-shape>
          <draw:custom-shape draw:style-name="gr22" draw:text-style-name="P29" draw:layer="layout" svg:width="8cm" svg:height="9.5cm" svg:x="10cm" svg:y="2cm">
            <text:p text:style-name="P12"><text:span text:style-name="T4">Product Management</text:span></text:p>
            <draw:enhanced-geometry svg:viewBox="0 0 21600 21600" draw:type="rectangle" draw:enhanced-path="M 0 0 L 21600 0 21600 21600 0 21600 0 0 Z N"/>
          </draw:custom-shape>
          <draw:custom-shape draw:style-name="gr22" draw:text-style-name="P28" draw:layer="layout" svg:width="8cm" svg:height="9.5cm" svg:x="2cm" svg:y="2cm">
            <text:p text:style-name="P12"><text:span text:style-name="T3">Sales and Marketing</text:span></text:p>
            <draw:enhanced-geometry svg:viewBox="0 0 21600 21600" draw:type="rectangle" draw:enhanced-path="M 0 0 L 21600 0 21600 21600 0 21600 0 0 Z N"/>
          </draw:custom-shape>
          <draw:frame draw:style-name="gr23" draw:text-style-name="P30" xml:id="id3" draw:id="id3" draw:layer="layout" svg:width="5cm" svg:height="1.5cm" svg:x="11.5cm" svg:y="6cm">
            <draw:text-box>
              <text:p text:style-name="P12"><text:span text:style-name="T5">...</text:span></text:p>
            </draw:text-box>
          </draw:frame>
          <draw:frame draw:style-name="gr24" draw:text-style-name="P31" xml:id="id2" draw:id="id2" draw:layer="layout" svg:width="5cm" svg:height="1.5cm" svg:x="11.5cm" svg:y="8.5cm">
            <draw:text-box>
              <text:p text:style-name="P12"><text:span text:style-name="T5">Jr. Product Manager</text:span></text:p>
            </draw:text-box>
          </draw:frame>
          <draw:frame draw:style-name="gr25" draw:text-style-name="P32" xml:id="id4" draw:id="id4" draw:layer="layout" svg:width="5cm" svg:height="1.5cm" svg:x="3.5cm" svg:y="8.5cm">
            <draw:text-box>
              <text:p text:style-name="P12"><text:span text:style-name="T5">Jr. Sales Associate</text:span></text:p>
            </draw:text-box>
          </draw:frame>
          <draw:connector draw:style-name="gr26" draw:text-style-name="P33" draw:layer="layout" svg:x1="8.5cm" svg:y1="13.25cm" svg:x2="14cm" svg:y2="10cm" draw:start-shape="id1" draw:start-glue-point="1" draw:end-shape="id2" draw:end-glue-point="2" svg:d="M8500 13250h5500v-3250" svg:viewBox="0 0 5501 3251">
            <text:p/>
          </draw:connector>
          <draw:connector draw:style-name="gr26" draw:text-style-name="P33" draw:layer="layout" svg:x1="14cm" svg:y1="8.5cm" svg:x2="14cm" svg:y2="7.5cm" draw:start-shape="id2" draw:start-glue-point="0" draw:end-shape="id3" svg:d="M14000 8500v-1000" svg:viewBox="0 0 1 1001">
            <text:p/>
          </draw:connector>
          <draw:connector draw:style-name="gr26" draw:text-style-name="P33" draw:layer="layout" svg:x1="6cm" svg:y1="12.5cm" svg:x2="6cm" svg:y2="10cm" draw:start-shape="id1" draw:end-shape="id4" draw:end-glue-point="2" svg:d="M6000 12500v-2500" svg:viewBox="0 0 1 2501">
            <text:p/>
          </draw:connector>
          <draw:frame draw:style-name="gr27" draw:text-style-name="P34" xml:id="id1" draw:id="id1" draw:layer="layout" svg:width="5cm" svg:height="1.5cm" svg:x="3.5cm" svg:y="12.5cm">
            <draw:text-box>
              <text:p text:style-name="P12"><text:span text:style-name="T5">Business</text:span><text:span text:style-name="T5"><text:line-break/></text:span><text:span text:style-name="T5">Student</text:span></text:p>
            </draw:text-box>
          </draw:frame>
          <draw:frame draw:style-name="gr28" draw:text-style-name="P35" xml:id="id6" draw:id="id6" draw:layer="layout" svg:width="5cm" svg:height="1.5cm" svg:x="19.5cm" svg:y="8.5cm">
            <draw:text-box>
              <text:p text:style-name="P12"><text:span text:style-name="T5">Jr. Engineer</text:span></text:p>
            </draw:text-box>
          </draw:frame>
          <draw:connector draw:style-name="gr26" draw:text-style-name="P33" draw:layer="layout" svg:x1="22cm" svg:y1="12.5cm" svg:x2="22cm" svg:y2="10cm" draw:start-shape="id5" draw:start-glue-point="0" draw:end-shape="id6" draw:end-glue-point="2" svg:d="M22000 12500v-2500" svg:viewBox="0 0 1 2501">
            <text:p/>
          </draw:connector>
          <draw:frame draw:style-name="gr29" draw:text-style-name="P36" xml:id="id7" draw:id="id7" draw:layer="layout" svg:width="5cm" svg:height="1.5cm" svg:x="11.5cm" svg:y="3.5cm">
            <draw:text-box>
              <text:p text:style-name="P12"><text:span text:style-name="T5">Chief Product Officer</text:span></text:p>
            </draw:text-box>
          </draw:frame>
          <draw:connector draw:style-name="gr26" draw:text-style-name="P33" draw:layer="layout" svg:x1="14cm" svg:y1="6cm" svg:x2="14cm" svg:y2="5cm" draw:start-shape="id3" draw:start-glue-point="0" draw:end-shape="id7" svg:d="M14000 6000v-1000" svg:viewBox="0 0 1 1001">
            <text:p/>
          </draw:connector>
          <draw:frame draw:style-name="gr30" draw:text-style-name="P37" draw:layer="layout" svg:width="5cm" svg:height="2.552cm" svg:x="3.5cm" svg:y="5.966cm">
            <draw:text-box>
              <text:p text:style-name="P12"><text:span text:style-name="T6">...</text:span></text:p>
            </draw:text-box>
          </draw:frame>
          <draw:frame draw:style-name="gr30" draw:text-style-name="P37" draw:layer="layout" svg:width="5cm" svg:height="2.552cm" svg:x="19.5cm" svg:y="5.966cm">
            <draw:text-box>
              <text:p text:style-name="P12"><text:span text:style-name="T6">...</text:span></text:p>
            </draw:text-box>
          </draw:frame>
          <draw:frame draw:style-name="gr27" draw:text-style-name="P34" xml:id="id5" draw:id="id5" draw:layer="layout" svg:width="5cm" svg:height="1.5cm" svg:x="19.5cm" svg:y="12.5cm">
            <draw:text-box>
              <text:p text:style-name="P12"><text:span text:style-name="T5">Engineering</text:span></text:p>
              <text:p text:style-name="P12"><text:span text:style-name="T5">Student</text:span></text:p>
            </draw:text-box>
          </draw:frame>
          <draw:connector draw:style-name="gr26" draw:text-style-name="P33" draw:layer="layout" svg:x1="19.5cm" svg:y1="13.25cm" svg:x2="14cm" svg:y2="10cm" draw:start-shape="id5" draw:start-glue-point="3" draw:end-shape="id2" draw:end-glue-point="2" svg:d="M19500 13250h-5500v-3250" svg:viewBox="0 0 5501 3251">
            <text:p/>
          </draw:connector>
          <draw:custom-shape draw:style-name="gr31" draw:text-style-name="P3" draw:layer="layout" svg:width="2cm" svg:height="1cm" svg:x="17cm" svg:y="8.75cm">
            <text:p/>
            <draw:enhanced-geometry svg:viewBox="0 0 21600 21600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</draw:page>
      <draw:page draw:name="page4" draw:style-name="dp1" draw:master-page-name="Default">
        <office:forms form:automatic-focus="false" form:apply-design-mode="false"/>
        <draw:g>
          <draw:custom-shape draw:style-name="gr32" draw:text-style-name="P38" draw:layer="layout" svg:width="4cm" svg:height="12cm" svg:x="18cm" svg:y="0.0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33" draw:text-style-name="P39" draw:layer="layout" svg:width="6cm" svg:height="12cm" svg:x="22cm" svg:y="0.02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34" draw:text-style-name="P40" draw:layer="layout" svg:width="12cm" svg:height="6cm" draw:transform="rotate (1.5707963267949) translate (22cm 12.026cm)">
              <draw:text-box>
                <text:p><text:span text:style-name="T7">Customer Segments</text:span></text:p>
              </draw:text-box>
            </draw:frame>
          </draw:g>
          <draw:g>
            <draw:custom-shape draw:style-name="gr35" draw:text-style-name="P39" draw:layer="layout" svg:width="5.5cm" svg:height="12cm" svg:x="12.5cm" svg:y="0.02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34" draw:text-style-name="P40" draw:layer="layout" svg:width="12cm" svg:height="5.5cm" draw:transform="rotate (1.5707963267949) translate (12.5cm 12.026cm)">
              <draw:text-box>
                <text:p><text:span text:style-name="T7">Value</text:span></text:p>
                <text:p><text:span text:style-name="T7">Proposition</text:span></text:p>
                <text:p><text:span text:style-name="T7"/></text:p>
              </draw:text-box>
            </draw:frame>
          </draw:g>
          <draw:g>
            <draw:custom-shape draw:style-name="gr36" draw:text-style-name="P39" draw:layer="layout" svg:width="14cm" svg:height="3.75cm" svg:x="0cm" svg:y="12.02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34" draw:text-style-name="P41" draw:layer="layout" svg:width="14cm" svg:height="3.75cm" svg:x="0cm" svg:y="12.026cm">
              <draw:text-box>
                <text:p><text:span text:style-name="T2">Cost Structure</text:span></text:p>
              </draw:text-box>
            </draw:frame>
          </draw:g>
          <draw:g>
            <draw:polygon draw:style-name="gr37" draw:text-style-name="P42" draw:layer="layout" svg:width="6.999cm" svg:height="11.999cm" svg:x="0cm" svg:y="0.026cm" svg:viewBox="0 0 7000 12000" draw:points="0,12000 0,0 6000,0 6000,1714 7000,1714 7000,4286 6000,4286 6000,4286 6000,7714 7000,7714 7000,10286 6000,10286 6000,12000">
              <text:p/>
            </draw:polygon>
            <draw:frame draw:style-name="gr38" draw:text-style-name="P43" draw:layer="layout" svg:width="12cm" svg:height="6.5cm" draw:transform="rotate (1.5707963267949) translate (0cm 12.026cm)">
              <draw:text-box>
                <text:p><text:span text:style-name="T2">Key Partners</text:span></text:p>
              </draw:text-box>
            </draw:frame>
          </draw:g>
          <draw:g>
            <draw:custom-shape draw:style-name="gr36" draw:text-style-name="P39" draw:layer="layout" svg:width="14cm" svg:height="3.75cm" svg:x="14cm" svg:y="12.02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34" draw:text-style-name="P41" draw:layer="layout" svg:width="14cm" svg:height="3.75cm" svg:x="14cm" svg:y="12.026cm">
              <draw:text-box>
                <text:p><text:span text:style-name="T2">Revenue Streams</text:span></text:p>
              </draw:text-box>
            </draw:frame>
          </draw:g>
          <draw:g>
            <draw:polygon draw:style-name="gr39" draw:text-style-name="P44" draw:layer="layout" svg:width="6.499cm" svg:height="5.999cm" svg:x="6cm" svg:y="6.026cm" svg:viewBox="0 0 6500 6000" draw:points="0,6000 0,4286 1000,4286 1000,1714 0,1714 0,0 6500,0 6500,6000">
              <text:p/>
            </draw:polygon>
            <draw:frame draw:style-name="gr34" draw:text-style-name="P41" draw:layer="layout" svg:width="6cm" svg:height="6cm" draw:transform="rotate (1.5707963267949) translate (6.5cm 12.026cm)">
              <draw:text-box>
                <text:p><text:span text:style-name="T2">Key Re-sources</text:span></text:p>
              </draw:text-box>
            </draw:frame>
          </draw:g>
          <draw:g>
            <draw:polygon draw:style-name="gr39" draw:text-style-name="P44" draw:layer="layout" svg:width="5.999cm" svg:height="3.999cm" svg:x="17cm" svg:y="1.026cm" svg:viewBox="0 0 6000 4000" draw:points="0,3333 0,667 5000,667 5000,0 6000,2000 5000,4000 5000,3333">
              <text:p/>
            </draw:polygon>
            <draw:frame draw:style-name="gr34" draw:text-style-name="P45" draw:layer="layout" svg:width="6cm" svg:height="2.666cm" svg:x="17cm" svg:y="1.693cm">
              <draw:text-box>
                <text:p><text:span text:style-name="T8">Customer Relationships</text:span></text:p>
              </draw:text-box>
            </draw:frame>
          </draw:g>
          <draw:g>
            <draw:polygon draw:style-name="gr39" draw:text-style-name="P44" draw:layer="layout" svg:width="5.999cm" svg:height="3.999cm" svg:x="17cm" svg:y="7.026cm" svg:viewBox="0 0 6000 4000" draw:points="0,3333 0,667 5000,667 5000,0 6000,2000 5000,4000 5000,3333">
              <text:p/>
            </draw:polygon>
            <draw:frame draw:style-name="gr34" draw:text-style-name="P45" draw:layer="layout" svg:width="6cm" svg:height="2.666cm" svg:x="17cm" svg:y="7.693cm">
              <draw:text-box>
                <text:p><text:span text:style-name="T8">Channels</text:span></text:p>
              </draw:text-box>
            </draw:frame>
          </draw:g>
          <draw:g>
            <draw:polygon draw:style-name="gr40" draw:text-style-name="P46" draw:layer="layout" svg:width="6.499cm" svg:height="5.999cm" svg:x="6cm" svg:y="0.026cm" svg:viewBox="0 0 6500 6000" draw:points="0,6000 0,4286 1000,4286 1000,1714 0,1714 0,0 6500,0 6500,6000">
              <text:p/>
            </draw:polygon>
            <draw:frame draw:style-name="gr41" draw:text-style-name="P47" draw:layer="layout" svg:width="6cm" svg:height="6cm" draw:transform="rotate (1.5707963267949) translate (6.5cm 6.026cm)">
              <draw:text-box>
                <text:p><text:span text:style-name="T2">Key</text:span></text:p>
                <text:p><text:span text:style-name="T2">Activities</text:span></text:p>
              </draw:text-box>
            </draw:frame>
          </draw:g>
        </draw:g>
      </draw:page>
      <draw:page draw:name="page5" draw:style-name="dp1" draw:master-page-name="Default">
        <office:forms form:automatic-focus="false" form:apply-design-mode="false"/>
        <draw:g>
          <draw:custom-shape draw:style-name="gr32" draw:text-style-name="P38" draw:layer="layout" svg:width="4cm" svg:height="12cm" svg:x="18cm" svg:y="0.0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42" draw:text-style-name="P39" draw:layer="layout" svg:width="7cm" svg:height="11.974cm" svg:x="21cm" svg:y="0.02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43" draw:text-style-name="P49" draw:layer="layout" svg:width="7cm" svg:height="11.974cm" svg:x="21cm" svg:y="0cm">
              <draw:text-box>
                <text:p text:style-name="P48"><text:span text:style-name="T8">Customer Segments</text:span></text:p>
                <text:list text:style-name="L2">
                  <text:list-item>
                    <text:p text:style-name="P48"><text:span text:style-name="T9">xxx</text:span></text:p>
                  </text:list-item>
                </text:list>
              </draw:text-box>
            </draw:frame>
          </draw:g>
          <draw:g>
            <draw:custom-shape draw:style-name="gr42" draw:text-style-name="P39" draw:layer="layout" svg:width="7cm" svg:height="11.974cm" svg:x="12.5cm" svg:y="0.02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43" draw:text-style-name="P49" draw:layer="layout" svg:width="7cm" svg:height="11.974cm" svg:x="12.5cm" svg:y="0cm">
              <draw:text-box>
                <text:p text:style-name="P48"><text:span text:style-name="T8">Value Proposition</text:span></text:p>
                <text:list text:style-name="L2">
                  <text:list-item>
                    <text:p text:style-name="P48"><text:span text:style-name="T9">xxx</text:span></text:p>
                  </text:list-item>
                </text:list>
              </draw:text-box>
            </draw:frame>
          </draw:g>
          <draw:g>
            <draw:custom-shape draw:style-name="gr36" draw:text-style-name="P39" draw:layer="layout" svg:width="14cm" svg:height="3.75cm" svg:x="0cm" svg:y="12.02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34" draw:text-style-name="P41" draw:layer="layout" svg:width="14cm" svg:height="3.75cm" svg:x="0cm" svg:y="12.026cm">
              <draw:text-box>
                <text:p><text:span text:style-name="T2">Cost Structure</text:span></text:p>
              </draw:text-box>
            </draw:frame>
          </draw:g>
          <draw:g>
            <draw:polygon draw:style-name="gr37" draw:text-style-name="P42" draw:layer="layout" svg:width="6.999cm" svg:height="11.999cm" svg:x="0cm" svg:y="0.026cm" svg:viewBox="0 0 7000 12000" draw:points="0,12000 0,0 6000,0 6000,1714 7000,1714 7000,4286 6000,4286 6000,4286 6000,7714 7000,7714 7000,10286 6000,10286 6000,12000">
              <text:p/>
            </draw:polygon>
            <draw:frame draw:style-name="gr44" draw:text-style-name="P51" draw:layer="layout" svg:width="6cm" svg:height="12cm" svg:x="0cm" svg:y="0cm">
              <draw:text-box>
                <text:p text:style-name="P50"><text:span text:style-name="T8">Key Partners</text:span></text:p>
                <text:list text:style-name="L3">
                  <text:list-item>
                    <text:p text:style-name="P50"><text:span text:style-name="T9">xxx</text:span></text:p>
                  </text:list-item>
                </text:list>
              </draw:text-box>
            </draw:frame>
          </draw:g>
          <draw:g>
            <draw:custom-shape draw:style-name="gr36" draw:text-style-name="P39" draw:layer="layout" svg:width="14cm" svg:height="3.75cm" svg:x="14cm" svg:y="12.02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34" draw:text-style-name="P41" draw:layer="layout" svg:width="14cm" svg:height="3.75cm" svg:x="14cm" svg:y="12.026cm">
              <draw:text-box>
                <text:p><text:span text:style-name="T2">Revenue </text:span><text:span text:style-name="T2">Streams</text:span></text:p>
              </draw:text-box>
            </draw:frame>
          </draw:g>
          <draw:g>
            <draw:polygon draw:style-name="gr39" draw:text-style-name="P44" draw:layer="layout" svg:width="6.499cm" svg:height="5.999cm" svg:x="6cm" svg:y="6.026cm" svg:viewBox="0 0 6500 6000" draw:points="0,6000 0,4286 1000,4286 1000,1714 0,1714 0,0 6500,0 6500,6000">
              <text:p/>
            </draw:polygon>
            <draw:frame draw:style-name="gr43" draw:text-style-name="P49" draw:layer="layout" svg:width="6cm" svg:height="6cm" svg:x="7cm" svg:y="6cm">
              <draw:text-box>
                <text:p text:style-name="P48"><text:span text:style-name="T8">Key Resources</text:span></text:p>
                <text:list text:style-name="L2">
                  <text:list-item>
                    <text:p text:style-name="P48"><text:span text:style-name="T9">xxx</text:span></text:p>
                  </text:list-item>
                </text:list>
              </draw:text-box>
            </draw:frame>
          </draw:g>
          <draw:g>
            <draw:polygon draw:style-name="gr39" draw:text-style-name="P44" draw:layer="layout" svg:width="3.666cm" svg:height="3.999cm" svg:x="18cm" svg:y="1.2cm" svg:viewBox="0 0 3667 4000" draw:points="0,3333 0,667 3056,667 3056,0 3667,2000 3056,4000 3056,3333">
              <text:p/>
            </draw:polygon>
            <draw:frame draw:style-name="gr45" draw:text-style-name="P54" draw:layer="layout" svg:width="4cm" svg:height="4cm" svg:x="18cm" svg:y="1.9cm">
              <draw:text-box>
                <text:p text:style-name="P52"><text:span text:style-name="T9">Customer Relationships</text:span></text:p>
                <text:p text:style-name="P53"><text:span text:style-name="T9">xxx</text:span></text:p>
              </draw:text-box>
            </draw:frame>
          </draw:g>
          <draw:g>
            <draw:polygon draw:style-name="gr39" draw:text-style-name="P44" draw:layer="layout" svg:width="3.599cm" svg:height="3.999cm" svg:x="18cm" svg:y="7cm" svg:viewBox="0 0 3600 4000" draw:points="0,3333 0,667 3000,667 3000,0 3600,2000 3000,4000 3000,3333">
              <text:p/>
            </draw:polygon>
            <draw:frame draw:style-name="gr34" draw:text-style-name="P45" draw:layer="layout" svg:width="3.6cm" svg:height="2.666cm" svg:x="18cm" svg:y="7.667cm">
              <draw:text-box>
                <text:p><text:span text:style-name="T8">Channels</text:span></text:p>
              </draw:text-box>
            </draw:frame>
          </draw:g>
          <draw:g>
            <draw:polygon draw:style-name="gr40" draw:text-style-name="P46" draw:layer="layout" svg:width="6.499cm" svg:height="5.999cm" svg:x="6cm" svg:y="0.026cm" svg:viewBox="0 0 6500 6000" draw:points="0,6000 0,4286 1000,4286 1000,1714 0,1714 0,0 6500,0 6500,6000">
              <text:p/>
            </draw:polygon>
            <draw:frame draw:style-name="gr43" draw:text-style-name="P49" draw:layer="layout" svg:width="6cm" svg:height="6cm" svg:x="7cm" svg:y="0cm">
              <draw:text-box>
                <text:p text:style-name="P48"><text:span text:style-name="T8">Key Activities</text:span></text:p>
                <text:list text:style-name="L2">
                  <text:list-item>
                    <text:p text:style-name="P48"><text:span text:style-name="T9">xxx</text:span></text:p>
                  </text:list-item>
                </text:list>
              </draw:text-box>
            </draw:frame>
          </draw:g>
        </draw:g>
      </draw:page>
      <draw:page draw:name="page6" draw:style-name="dp1" draw:master-page-name="Default">
        <office:forms form:automatic-focus="false" form:apply-design-mode="false"/>
        <draw:g>
          <draw:custom-shape draw:style-name="gr46" draw:text-style-name="P55" draw:layer="layout" svg:width="28cm" svg:height="15.75cm" svg:x="0cm" svg:y="0cm">
            <text:p text:style-name="P12"><text:span text:style-name="T10">Whole product</text:span></text:p>
            <draw:enhanced-geometry svg:viewBox="0 0 21600 21600" draw:type="rectangle" draw:enhanced-path="M 0 0 L 21600 0 21600 21600 0 21600 0 0 Z N"/>
          </draw:custom-shape>
          <draw:custom-shape draw:style-name="gr47" draw:text-style-name="P55" draw:layer="layout" svg:width="26.5cm" svg:height="10.5cm" svg:x="0.75cm" svg:y="0.75cm">
            <text:p text:style-name="P12"><text:span text:style-name="T10">Basic produc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8" draw:text-style-name="P55" draw:layer="layout" svg:width="25.493cm" svg:height="5.25cm" draw:transform="skewX (-0.0020943951023932) translate (1.251cm 1.5cm)">
            <text:p text:style-name="P12"><text:span text:style-name="T10">Usage right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g>
              <draw:custom-shape draw:style-name="gr49" draw:text-style-name="P58" draw:layer="layout" svg:width="8.5cm" svg:height="3.75cm" svg:x="18.75cm" svg:y="11.625cm">
                <text:p text:style-name="P56"><text:span text:style-name="T11">Operations</text:span></text:p>
                <text:list text:style-name="L4">
                  <text:list-item>
                    <text:p text:style-name="P57"><text:span text:style-name="T12">Provision of SaaS (managed service)</text:span></text:p>
                  </text:list-item>
                </text:list>
                <draw:enhanced-geometry svg:viewBox="0 0 21600 21600" draw:type="rectangle" draw:enhanced-path="M 0 0 L 21600 0 21600 21600 0 21600 0 0 Z N"/>
              </draw:custom-shape>
              <draw:custom-shape draw:style-name="gr50" draw:text-style-name="P60" draw:layer="layout" svg:width="7.5cm" svg:height="1.875cm" svg:x="19.25cm" svg:y="13.125cm">
                <text:p text:style-name="P57"><text:span text:style-name="T11">Pricing of operations</text:span></text:p>
                <text:list text:style-name="L4">
                  <text:list-item>
                    <text:p text:style-name="P59"><text:span text:style-name="T12">Quantity: Users, resources, …</text:span></text:p>
                  </text:list-item>
                  <text:list-item>
                    <text:p text:style-name="P59"><text:span text:style-name="T12">Duration: Always time-limited</text:span></text:p>
                  </text:list-item>
                  <text:list-item>
                    <text:p text:style-name="P59"><text:span text:style-name="T12">Structured: Set-up, subscription</text:span></text:p>
                  </text:list-item>
                </text:list>
                <draw:enhanced-geometry svg:viewBox="0 0 21600 21600" draw:type="rectangle" draw:enhanced-path="M 0 0 L 21600 0 21600 21600 0 21600 0 0 Z N"/>
              </draw:custom-shape>
              <draw:custom-shape draw:style-name="gr51" draw:text-style-name="P61" draw:layer="layout" svg:width="8.5cm" svg:height="3.75cm" svg:x="0.75cm" svg:y="11.625cm">
                <text:p text:style-name="P56"><text:span text:style-name="T11">Training</text:span></text:p>
                <text:list text:style-name="L4">
                  <text:list-item>
                    <text:p text:style-name="P59"><text:span text:style-name="T12">In-house training</text:span></text:p>
                  </text:list-item>
                  <text:list-item>
                    <text:p text:style-name="P59"><text:span text:style-name="T12">Off-site training</text:span></text:p>
                  </text:list-item>
                </text:list>
                <draw:enhanced-geometry svg:viewBox="0 0 21600 21600" draw:type="rectangle" draw:enhanced-path="M 0 0 L 21600 0 21600 21600 0 21600 0 0 Z N"/>
              </draw:custom-shape>
              <draw:custom-shape draw:style-name="gr52" draw:text-style-name="P62" draw:layer="layout" svg:width="7.5cm" svg:height="1.875cm" svg:x="1.25cm" svg:y="13.125cm">
                <text:p text:style-name="P57"><text:span text:style-name="T11">Pricing of training</text:span></text:p>
                <text:list text:style-name="L4">
                  <text:list-item>
                    <text:p text:style-name="P59"><text:span text:style-name="T13">Fixed fee</text:span></text:p>
                  </text:list-item>
                  <text:list-item>
                    <text:p text:style-name="P59"><text:span text:style-name="T13">Per participating person</text:span></text:p>
                  </text:list-item>
                </text:list>
                <draw:enhanced-geometry svg:viewBox="0 0 21600 21600" draw:type="rectangle" draw:enhanced-path="M 0 0 L 21600 0 21600 21600 0 21600 0 0 Z N"/>
              </draw:custom-shape>
              <draw:custom-shape draw:style-name="gr53" draw:text-style-name="P63" draw:layer="layout" svg:width="8.5cm" svg:height="3.75cm" svg:x="9.75cm" svg:y="11.625cm">
                <text:p text:style-name="P56"><text:span text:style-name="T11">Consulting</text:span></text:p>
                <text:list text:style-name="L4">
                  <text:list-item>
                    <text:p text:style-name="P59"><text:span text:style-name="T12">Technical implementation services</text:span></text:p>
                  </text:list-item>
                  <text:list-item>
                    <text:p text:style-name="P59"><text:span text:style-name="T12">Strategic solution consulting</text:span></text:p>
                  </text:list-item>
                </text:list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54" draw:text-style-name="P60" draw:layer="layout" svg:width="7.5cm" svg:height="1.875cm" svg:x="10.25cm" svg:y="13.125cm">
                <text:p text:style-name="P57"><text:span text:style-name="T11">Pricing of consulting</text:span></text:p>
                <text:list text:style-name="L4">
                  <text:list-item>
                    <text:p text:style-name="P59"><text:span text:style-name="T12">Fixed</text:span><text:span text:style-name="T13"> fee</text:span></text:p>
                  </text:list-item>
                  <text:list-item>
                    <text:p text:style-name="P59"><text:span text:style-name="T13">Time </text:span><text:span text:style-name="T12">and materials</text:span></text:p>
                  </text:list-item>
                </text:list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  <draw:g>
            <draw:custom-shape draw:style-name="gr55" draw:text-style-name="P64" draw:layer="layout" svg:width="12.5cm" svg:height="3.75cm" svg:x="14.25cm" svg:y="7.125cm">
              <text:p text:style-name="P56"><text:span text:style-name="T11">Support services</text:span></text:p>
              <text:list text:style-name="L4">
                <text:list-item>
                  <text:p text:style-name="P53"><text:span text:style-name="T12">Hot-line support</text:span></text:p>
                </text:list-item>
                <text:list-item>
                  <text:p text:style-name="P53"><text:span text:style-name="T12">On-site servicing</text:span></text:p>
                </text:list-item>
              </text:list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6" draw:text-style-name="P65" draw:layer="layout" svg:width="11.5cm" svg:height="1.875cm" svg:x="14.75cm" svg:y="8.625cm">
              <text:p text:style-name="P56"><text:span text:style-name="T11">Pricing of support services (SLAs)</text:span></text:p>
              <text:list text:style-name="L4">
                <text:list-item>
                  <text:p text:style-name="P53"><text:span text:style-name="T12">By availability: Incident-based, 9x5, 24x7</text:span></text:p>
                </text:list-item>
                <text:list-item>
                  <text:p text:style-name="P53"><text:span text:style-name="T12">By quality: First-level, second-level, third-level</text:span></text:p>
                </text:list-item>
              </text:list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7" draw:text-style-name="P66" draw:layer="layout" svg:width="12.5cm" svg:height="3.75cm" svg:x="1.25cm" svg:y="7.125cm">
              <text:p text:style-name="P56"><text:span text:style-name="T11">Guarantees (“insurance”)</text:span></text:p>
              <text:list text:style-name="L4">
                <text:list-item>
                  <text:p text:style-name="P59"><text:span text:style-name="T12">Fitness for use, certification</text:span></text:p>
                </text:list-item>
                <text:list-item>
                  <text:p text:style-name="P59"><text:span text:style-name="T12">Indemnification</text:span></text:p>
                </text:list-item>
              </text:list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8" draw:text-style-name="P65" draw:layer="layout" svg:width="11.5cm" svg:height="1.875cm" svg:x="1.75cm" svg:y="8.625cm">
              <text:p text:style-name="P56"><text:span text:style-name="T11">Pricing of guarantees</text:span></text:p>
              <text:list text:style-name="L4">
                <text:list-item>
                  <text:p text:style-name="P59"><text:span text:style-name="T12">By damage: Loss of business, fines received</text:span></text:p>
                </text:list-item>
                <text:list-item>
                  <text:p text:style-name="P59"><text:span text:style-name="T12">Structured: Levels / bands, formula</text:span></text:p>
                </text:list-item>
              </text:list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59" draw:text-style-name="P67" draw:layer="layout" svg:width="8.167cm" svg:height="4.125cm" svg:x="1.75cm" svg:y="2.25cm">
              <text:p text:style-name="P56"><text:span text:style-name="T14">Software (core product)</text:span></text:p>
              <text:list text:style-name="L5">
                <text:list-item>
                  <text:p text:style-name="P53"><text:span text:style-name="T15">Core software</text:span></text:p>
                </text:list-item>
                <text:list-item>
                  <text:p text:style-name="P53"><text:span text:style-name="T15">Additional software (extensions + plug-</text:span><text:span text:style-name="T15"><text:line-break/></text:span><text:span text:style-name="T15">ins, tools and utiltiies, integrations)</text:span></text:p>
                </text:list-item>
              </text:list>
              <draw:enhanced-geometry svg:viewBox="0 0 21600 21600" draw:type="rectangle" draw:enhanced-path="M 0 0 L 21600 0 21600 21600 0 21600 0 0 Z N"/>
            </draw:custom-shape>
            <draw:custom-shape draw:style-name="gr60" draw:text-style-name="P68" draw:layer="layout" svg:width="8.166cm" svg:height="4.125cm" svg:x="9.917cm" svg:y="2.25cm">
              <text:p text:style-name="P56"><text:span text:style-name="T11">Complementary materials</text:span></text:p>
              <text:list text:style-name="L4">
                <text:list-item>
                  <text:p text:style-name="P59"><text:span text:style-name="T12">Documentation</text:span></text:p>
                </text:list-item>
                <text:list-item>
                  <text:p text:style-name="P59"><text:span text:style-name="T12">Training materials</text:span></text:p>
                </text:list-item>
              </text:list>
              <draw:enhanced-geometry svg:viewBox="0 0 21600 21600" draw:type="rectangle" draw:enhanced-path="M 0 0 L 21600 0 21600 21600 0 21600 0 0 Z N"/>
            </draw:custom-shape>
            <draw:custom-shape draw:style-name="gr61" draw:text-style-name="P69" draw:layer="layout" svg:width="8.167cm" svg:height="4.125cm" svg:x="18.083cm" svg:y="2.25cm">
              <text:p text:style-name="P56"><text:span text:style-name="T11">Self-help services</text:span></text:p>
              <text:list text:style-name="L4">
                <text:list-item>
                  <text:p text:style-name="P53"><text:span text:style-name="T12">Forums, mailing lists</text:span></text:p>
                </text:list-item>
                <text:list-item>
                  <text:p text:style-name="P53"><text:span text:style-name="T12">Help and chat agents</text:span></text:p>
                </text:list-item>
                <text:list-item>
                  <text:p text:style-name="P53"><text:span text:style-name="T12">On-line tutorials</text:span></text:p>
                </text:list-item>
              </text:list>
              <text:p text:style-name="P53"><text:span text:style-name="T12"/></text:p>
              <draw:enhanced-geometry svg:viewBox="0 0 21600 21600" draw:type="rectangle" draw:enhanced-path="M 0 0 L 21600 0 21600 21600 0 21600 0 0 Z N"/>
            </draw:custom-shape>
            <draw:custom-shape draw:style-name="gr62" draw:text-style-name="P65" draw:layer="layout" svg:width="23.5cm" svg:height="1.875cm" svg:x="2.26cm" svg:y="4.125cm">
              <text:p text:style-name="P56"><text:span text:style-name="T11">Pricing of usage rights</text:span></text:p>
              <text:list text:style-name="L4">
                <text:list-item>
                  <text:p text:style-name="P59"><text:span text:style-name="T13">Quantity: User, machine, time, …</text:span></text:p>
                </text:list-item>
                <text:list-item>
                  <text:p text:style-name="P59"><text:span text:style-name="T13">Duration: Perpetual, time-limited, …</text:span></text:p>
                </text:list-item>
                <text:list-item>
                  <text:p text:style-name="P59"><text:span text:style-name="T13">Structured: Initial license fee, regular maintenance fee</text:span></text:p>
                </text:list-item>
              </text:list>
              <draw:enhanced-geometry svg:viewBox="0 0 21600 21600" draw:type="rectangle" draw:enhanced-path="M 0 0 L 21600 0 21600 21600 0 21600 0 0 Z N"/>
            </draw:custom-shape>
          </draw:g>
        </draw:g>
      </draw:page>
      <draw:page draw:name="page7" draw:style-name="dp1" draw:master-page-name="Default">
        <office:forms form:automatic-focus="false" form:apply-design-mode="false"/>
        <draw:g>
          <draw:custom-shape draw:style-name="gr63" draw:text-style-name="P70" draw:layer="layout" svg:width="16cm" svg:height="2cm" svg:x="7cm" svg:y="10cm">
            <text:p text:style-name="P12"><text:span text:style-name="T8">annual maintenance fee (~20% of initial fee)</text:span></text:p>
            <draw:enhanced-geometry svg:viewBox="0 0 21600 21600" draw:type="rectangle" draw:enhanced-path="M 0 0 L 21600 0 21600 21600 0 21600 0 0 Z N"/>
          </draw:custom-shape>
          <draw:custom-shape draw:style-name="gr64" draw:text-style-name="P70" draw:layer="layout" svg:width="4cm" svg:height="6cm" svg:x="3cm" svg:y="6cm">
            <text:p text:style-name="P12"><text:span text:style-name="T8">initial</text:span><text:span text:style-name="T8"><text:line-break/></text:span><text:span text:style-name="T8">one-time</text:span><text:span text:style-name="T8"><text:line-break/></text:span><text:span text:style-name="T8">license fee</text:span></text:p>
            <draw:enhanced-geometry svg:viewBox="0 0 21600 21600" draw:type="rectangle" draw:enhanced-path="M 0 0 L 21600 0 21600 21600 0 21600 0 0 Z N"/>
          </draw:custom-shape>
          <draw:line draw:style-name="gr65" draw:text-style-name="P12" draw:layer="layout" svg:x1="3cm" svg:y1="12.5cm" svg:x2="3cm" svg:y2="2.5cm">
            <text:p/>
          </draw:line>
          <draw:line draw:style-name="gr65" draw:text-style-name="P12" draw:layer="layout" svg:x1="2.5cm" svg:y1="12cm" svg:x2="25cm" svg:y2="12cm">
            <text:p/>
          </draw:line>
          <draw:frame draw:style-name="gr66" draw:text-style-name="P71" draw:layer="layout" svg:width="2cm" svg:height="2cm" svg:x="23cm" svg:y="11.98cm">
            <draw:text-box>
              <text:p><text:span text:style-name="T16">time</text:span></text:p>
            </draw:text-box>
          </draw:frame>
          <draw:frame draw:style-name="gr67" draw:text-style-name="P71" draw:layer="layout" svg:width="3.5cm" svg:height="1.5cm" draw:transform="rotate (1.5707963267949) translate (1.5cm 6.5cm)">
            <draw:text-box>
              <text:p><text:span text:style-name="T16">revenue</text:span></text:p>
            </draw:text-box>
          </draw:frame>
          <draw:g>
            <draw:frame draw:style-name="gr68" draw:text-style-name="P72" draw:layer="layout" svg:width="2cm" svg:height="2cm" svg:x="4cm" svg:y="12cm">
              <draw:text-box>
                <text:p><text:span text:style-name="T4">1</text:span></text:p>
              </draw:text-box>
            </draw:frame>
            <draw:line draw:style-name="gr69" draw:layer="layout" svg:x1="5cm" svg:y1="11.5cm" svg:x2="5cm" svg:y2="12.5cm">
              <text:p/>
            </draw:line>
          </draw:g>
          <draw:g>
            <draw:frame draw:style-name="gr68" draw:text-style-name="P72" draw:layer="layout" svg:width="2cm" svg:height="2cm" svg:x="8cm" svg:y="12cm">
              <draw:text-box>
                <text:p><text:span text:style-name="T4">2</text:span></text:p>
              </draw:text-box>
            </draw:frame>
            <draw:line draw:style-name="gr69" draw:layer="layout" svg:x1="9cm" svg:y1="11.5cm" svg:x2="9cm" svg:y2="12.5cm">
              <text:p/>
            </draw:line>
          </draw:g>
          <draw:g>
            <draw:frame draw:style-name="gr68" draw:text-style-name="P72" draw:layer="layout" svg:width="2cm" svg:height="2cm" svg:x="12cm" svg:y="12cm">
              <draw:text-box>
                <text:p><text:span text:style-name="T4">3</text:span></text:p>
              </draw:text-box>
            </draw:frame>
            <draw:line draw:style-name="gr69" draw:layer="layout" svg:x1="13cm" svg:y1="11.5cm" svg:x2="13cm" svg:y2="12.5cm">
              <text:p/>
            </draw:line>
          </draw:g>
          <draw:g>
            <draw:frame draw:style-name="gr68" draw:text-style-name="P72" draw:layer="layout" svg:width="2cm" svg:height="2cm" svg:x="16cm" svg:y="12cm">
              <draw:text-box>
                <text:p><text:span text:style-name="T4">4</text:span></text:p>
              </draw:text-box>
            </draw:frame>
            <draw:line draw:style-name="gr69" draw:layer="layout" svg:x1="17cm" svg:y1="11.5cm" svg:x2="17cm" svg:y2="12.5cm">
              <text:p/>
            </draw:line>
          </draw:g>
          <draw:g>
            <draw:frame draw:style-name="gr68" draw:text-style-name="P72" draw:layer="layout" svg:width="2cm" svg:height="2cm" svg:x="20cm" svg:y="12cm">
              <draw:text-box>
                <text:p><text:span text:style-name="T4">5</text:span></text:p>
              </draw:text-box>
            </draw:frame>
            <draw:line draw:style-name="gr69" draw:layer="layout" svg:x1="21cm" svg:y1="11.5cm" svg:x2="21cm" svg:y2="12.5cm">
              <text:p/>
            </draw:line>
          </draw:g>
          <draw:frame draw:style-name="gr70" draw:text-style-name="P73" draw:layer="layout" svg:width="22cm" svg:height="4cm" svg:x="3cm" svg:y="3cm">
            <draw:text-box>
              <text:p text:style-name="P53"><text:span text:style-name="T4">one-time license sale</text:span></text:p>
            </draw:text-box>
          </draw:frame>
        </draw:g>
      </draw:page>
      <draw:page draw:name="page8" draw:style-name="dp1" draw:master-page-name="Default">
        <office:forms form:automatic-focus="false" form:apply-design-mode="false"/>
        <draw:g>
          <draw:polygon draw:style-name="gr71" draw:text-style-name="P74" draw:layer="layout" svg:width="2.999cm" svg:height="19.999cm" draw:transform="rotate (1.5707963267949) translate (3cm 12cm)" svg:viewBox="0 0 3000 20000" draw:points="0,0 3000,0 3000,4000 1000,4000 1000,20000 0,20000">
            <text:p/>
          </draw:polygon>
          <draw:line draw:style-name="gr65" draw:text-style-name="P12" draw:layer="layout" svg:x1="3cm" svg:y1="12.5cm" svg:x2="3cm" svg:y2="2.5cm">
            <text:p/>
          </draw:line>
          <draw:line draw:style-name="gr65" draw:text-style-name="P12" draw:layer="layout" svg:x1="2.5cm" svg:y1="12cm" svg:x2="25cm" svg:y2="12cm">
            <text:p/>
          </draw:line>
          <draw:frame draw:style-name="gr66" draw:text-style-name="P71" draw:layer="layout" svg:width="2cm" svg:height="2cm" svg:x="23cm" svg:y="11.98cm">
            <draw:text-box>
              <text:p><text:span text:style-name="T16">time</text:span></text:p>
            </draw:text-box>
          </draw:frame>
          <draw:frame draw:style-name="gr67" draw:text-style-name="P71" draw:layer="layout" svg:width="3.5cm" svg:height="1.5cm" draw:transform="rotate (1.5707963267949) translate (1.5cm 6.5cm)">
            <draw:text-box>
              <text:p><text:span text:style-name="T16">revenue</text:span></text:p>
            </draw:text-box>
          </draw:frame>
          <draw:g>
            <draw:frame draw:style-name="gr68" draw:text-style-name="P72" draw:layer="layout" svg:width="2cm" svg:height="2cm" svg:x="4cm" svg:y="12cm">
              <draw:text-box>
                <text:p><text:span text:style-name="T4">1</text:span></text:p>
              </draw:text-box>
            </draw:frame>
            <draw:line draw:style-name="gr69" draw:layer="layout" svg:x1="5cm" svg:y1="11.5cm" svg:x2="5cm" svg:y2="12.5cm">
              <text:p/>
            </draw:line>
          </draw:g>
          <draw:g>
            <draw:frame draw:style-name="gr68" draw:text-style-name="P72" draw:layer="layout" svg:width="2cm" svg:height="2cm" svg:x="8cm" svg:y="12cm">
              <draw:text-box>
                <text:p><text:span text:style-name="T4">2</text:span></text:p>
              </draw:text-box>
            </draw:frame>
            <draw:line draw:style-name="gr69" draw:layer="layout" svg:x1="9cm" svg:y1="11.5cm" svg:x2="9cm" svg:y2="12.5cm">
              <text:p/>
            </draw:line>
          </draw:g>
          <draw:g>
            <draw:frame draw:style-name="gr68" draw:text-style-name="P72" draw:layer="layout" svg:width="2cm" svg:height="2cm" svg:x="12cm" svg:y="12cm">
              <draw:text-box>
                <text:p><text:span text:style-name="T4">3</text:span></text:p>
              </draw:text-box>
            </draw:frame>
            <draw:line draw:style-name="gr69" draw:layer="layout" svg:x1="13cm" svg:y1="11.5cm" svg:x2="13cm" svg:y2="12.5cm">
              <text:p/>
            </draw:line>
          </draw:g>
          <draw:g>
            <draw:frame draw:style-name="gr68" draw:text-style-name="P72" draw:layer="layout" svg:width="2cm" svg:height="2cm" svg:x="16cm" svg:y="12cm">
              <draw:text-box>
                <text:p><text:span text:style-name="T4">4</text:span></text:p>
              </draw:text-box>
            </draw:frame>
            <draw:line draw:style-name="gr69" draw:layer="layout" svg:x1="17cm" svg:y1="11.5cm" svg:x2="17cm" svg:y2="12.5cm">
              <text:p/>
            </draw:line>
          </draw:g>
          <draw:g>
            <draw:frame draw:style-name="gr68" draw:text-style-name="P72" draw:layer="layout" svg:width="2cm" svg:height="2cm" svg:x="20cm" svg:y="12cm">
              <draw:text-box>
                <text:p><text:span text:style-name="T4">5</text:span></text:p>
              </draw:text-box>
            </draw:frame>
            <draw:line draw:style-name="gr69" draw:layer="layout" svg:x1="21cm" svg:y1="11.5cm" svg:x2="21cm" svg:y2="12.5cm">
              <text:p/>
            </draw:line>
          </draw:g>
          <draw:frame draw:style-name="gr70" draw:text-style-name="P73" draw:layer="layout" svg:width="22cm" svg:height="4cm" svg:x="3cm" svg:y="3cm">
            <draw:text-box>
              <text:p text:style-name="P53"><text:span text:style-name="T4">one license sale per year</text:span></text:p>
            </draw:text-box>
          </draw:frame>
          <draw:polygon draw:style-name="gr71" draw:text-style-name="P74" draw:layer="layout" svg:width="2.999cm" svg:height="15.999cm" draw:transform="rotate (1.5707963267949) translate (7cm 11cm)" svg:viewBox="0 0 3000 16000" draw:points="0,0 3000,0 3000,4000 1000,4000 1000,16000 0,16000">
            <text:p/>
          </draw:polygon>
          <draw:polygon draw:style-name="gr71" draw:text-style-name="P74" draw:layer="layout" svg:width="2.999cm" svg:height="11.999cm" draw:transform="rotate (1.5707963267949) translate (11cm 10cm)" svg:viewBox="0 0 3000 12000" draw:points="0,0 3000,0 3000,4000 1000,4000 1000,12000 0,12000">
            <text:p/>
          </draw:polygon>
          <draw:polygon draw:style-name="gr71" draw:text-style-name="P74" draw:layer="layout" svg:width="2.999cm" svg:height="7.999cm" draw:transform="rotate (1.5707963267949) translate (15cm 9cm)" svg:viewBox="0 0 3000 8000" draw:points="0,0 3000,0 3000,4000 1000,4000 1000,8000 0,8000">
            <text:p/>
          </draw:polygon>
          <draw:polygon draw:style-name="gr71" draw:text-style-name="P74" draw:layer="layout" svg:width="2.999cm" svg:height="3.999cm" draw:transform="rotate (1.5707963267949) translate (19cm 8cm)" svg:viewBox="0 0 3000 4000" draw:points="0,0 3000,0 3000,4000 1000,4000 500,4000 0,4000">
            <text:p/>
          </draw:polygon>
        </draw:g>
      </draw:page>
      <draw:page draw:name="page9" draw:style-name="dp1" draw:master-page-name="Default">
        <office:forms form:automatic-focus="false" form:apply-design-mode="false"/>
        <draw:g>
          <draw:custom-shape draw:style-name="gr72" draw:text-style-name="P75" draw:layer="layout" svg:width="3cm" svg:height="3cm" svg:x="4.5cm" svg:y="5.5cm">
            <text:p text:style-name="P12"><text:span text:style-name="T17">V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3" draw:text-style-name="P76" draw:layer="layout" svg:width="3cm" svg:height="3cm" svg:x="20.5cm" svg:y="5.5cm">
            <text:p text:style-name="P12"><text:span text:style-name="T17">U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4" draw:text-style-name="P77" draw:layer="layout" svg:width="3cm" svg:height="3cm" svg:x="12.5cm" svg:y="5.5cm">
            <text:p text:style-name="P12"><text:span text:style-name="T17">C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75" draw:text-style-name="P78" draw:layer="layout" svg:width="88.944cm" svg:height="1.499cm" draw:transform="skewX (-1.55334303427495) translate (-78.9349424465103cm 4.5000000000033cm)" svg:viewBox="0 0 88945 1500" svg:d="M0 1500c0 0 87881-1500 88935-1500s-82935 1500-82935 1500">
            <text:p/>
          </draw:path>
          <draw:path draw:style-name="gr75" draw:text-style-name="P78" draw:layer="layout" svg:width="88.944cm" svg:height="1.499cm" draw:transform="skewX (-1.55334303427495) rotate (3.14159265358979) translate (98.934942446496cm 9.49999999999024cm)" svg:viewBox="0 0 88945 1500" svg:d="M0 1500c0 0 87881-1500 88935-1500s-82935 1500-82935 1500">
            <text:p/>
          </draw:path>
          <draw:path draw:style-name="gr75" draw:text-style-name="P78" draw:layer="layout" svg:width="88.944cm" svg:height="1.499cm" draw:transform="skewX (-1.55334303427495) translate (-70.9349424465098cm 4.5000000000033cm)" svg:viewBox="0 0 88945 1500" svg:d="M0 1500c0 0 87881-1500 88935-1500s-82935 1500-82935 1500">
            <text:p/>
          </draw:path>
          <draw:path draw:style-name="gr75" draw:text-style-name="P79" draw:layer="layout" svg:width="88.944cm" svg:height="1.499cm" draw:transform="skewX (-1.55334303427495) rotate (3.14159265358979) translate (106.934942446486cm 9.49999999999024cm)" svg:viewBox="0 0 88945 1500" svg:d="M0 1500c0 0 87881-1500 88935-1500s-82935 1500-82935 1500">
            <text:p/>
          </draw:path>
          <draw:frame draw:style-name="gr76" draw:text-style-name="P80" draw:layer="layout" svg:width="8cm" svg:height="2cm" svg:x="6cm" svg:y="3cm">
            <draw:text-box>
              <text:p><text:span text:style-name="T18">Sells indemnification</text:span></text:p>
            </draw:text-box>
          </draw:frame>
          <draw:frame draw:style-name="gr76" draw:text-style-name="P80" draw:layer="layout" svg:width="8cm" svg:height="2cm" svg:x="6cm" svg:y="9cm">
            <draw:text-box>
              <text:p><text:span text:style-name="T18">Requests damages payment</text:span></text:p>
            </draw:text-box>
          </draw:frame>
          <draw:frame draw:style-name="gr76" draw:text-style-name="P80" draw:layer="layout" svg:width="8cm" svg:height="2cm" svg:x="14.5cm" svg:y="3cm">
            <draw:text-box>
              <text:p><text:span text:style-name="T18">Provides service</text:span></text:p>
            </draw:text-box>
          </draw:frame>
          <draw:frame draw:style-name="gr76" draw:text-style-name="P80" draw:layer="layout" svg:width="8cm" svg:height="2cm" svg:x="14cm" svg:y="9cm">
            <draw:text-box>
              <text:p><text:span text:style-name="T18">Sues for damages</text:span></text:p>
            </draw:text-box>
          </draw:frame>
        </draw:g>
      </draw:page>
      <draw:page draw:name="page10" draw:style-name="dp1" draw:master-page-name="Default">
        <office:forms form:automatic-focus="false" form:apply-design-mode="false"/>
        <draw:g>
          <draw:custom-shape draw:style-name="gr77" draw:text-style-name="P81" xml:id="id8" draw:id="id8" draw:layer="layout" svg:width="6cm" svg:height="2cm" svg:x="1cm" svg:y="11.5cm">
            <text:p text:style-name="P12"><text:span text:style-name="T19">Ideation and</text:span></text:p>
            <text:p text:style-name="P12"><text:span text:style-name="T19">Development</text:span></text:p>
            <draw:enhanced-geometry svg:viewBox="0 0 21600 21600" draw:type="rectangle" draw:enhanced-path="M 0 0 L 21600 0 21600 21600 0 21600 0 0 Z N"/>
          </draw:custom-shape>
          <draw:custom-shape draw:style-name="gr78" draw:text-style-name="P17" xml:id="id9" draw:id="id9" draw:layer="layout" svg:width="6cm" svg:height="2cm" svg:x="6cm" svg:y="8.5cm">
            <text:p text:style-name="P12"><text:span text:style-name="T1">Launch</text:span></text:p>
            <draw:enhanced-geometry svg:viewBox="0 0 21600 21600" draw:type="rectangle" draw:enhanced-path="M 0 0 L 21600 0 21600 21600 0 21600 0 0 Z N"/>
          </draw:custom-shape>
          <draw:custom-shape draw:style-name="gr79" draw:text-style-name="P19" xml:id="id10" draw:id="id10" draw:layer="layout" svg:width="6cm" svg:height="2cm" svg:x="11cm" svg:y="5.5cm">
            <text:p text:style-name="P12"><text:span text:style-name="T1">Growth</text:span></text:p>
            <draw:enhanced-geometry svg:viewBox="0 0 21600 21600" draw:type="rectangle" draw:enhanced-path="M 0 0 L 21600 0 21600 21600 0 21600 0 0 Z N"/>
          </draw:custom-shape>
          <draw:custom-shape draw:style-name="gr80" draw:text-style-name="P20" xml:id="id11" draw:id="id11" draw:layer="layout" svg:width="6cm" svg:height="2cm" svg:x="16.1cm" svg:y="2.5cm">
            <text:p text:style-name="P12"><text:span text:style-name="T1">Maturity</text:span></text:p>
            <draw:enhanced-geometry svg:viewBox="0 0 21600 21600" draw:type="rectangle" draw:enhanced-path="M 0 0 L 21600 0 21600 21600 0 21600 0 0 Z N"/>
          </draw:custom-shape>
          <draw:custom-shape draw:style-name="gr81" draw:text-style-name="P13" xml:id="id12" draw:id="id12" draw:layer="layout" svg:width="6cm" svg:height="2cm" svg:x="21cm" svg:y="11.5cm">
            <text:p text:style-name="P12"><text:span text:style-name="T1">End-of-life</text:span></text:p>
            <draw:enhanced-geometry svg:viewBox="0 0 21600 21600" draw:type="rectangle" draw:enhanced-path="M 0 0 L 21600 0 21600 21600 0 21600 0 0 Z N"/>
          </draw:custom-shape>
          <draw:connector draw:style-name="gr82" draw:text-style-name="P10" draw:layer="layout" svg:x1="4cm" svg:y1="11.5cm" svg:x2="6cm" svg:y2="9.5cm" draw:start-shape="id8" draw:start-glue-point="0" draw:end-shape="id9" svg:d="M4000 11500v-2000h2000" svg:viewBox="0 0 2001 2001">
            <text:p/>
          </draw:connector>
          <draw:connector draw:style-name="gr82" draw:text-style-name="P10" draw:layer="layout" svg:x1="9cm" svg:y1="8.5cm" svg:x2="11cm" svg:y2="6.5cm" draw:start-shape="id9" draw:start-glue-point="0" draw:end-shape="id10" draw:end-glue-point="3" svg:d="M9000 8500v-2000h2000" svg:viewBox="0 0 2001 2001">
            <text:p/>
          </draw:connector>
          <draw:connector draw:style-name="gr82" draw:text-style-name="P10" draw:layer="layout" svg:x1="14cm" svg:y1="5.5cm" svg:x2="16.1cm" svg:y2="3.5cm" draw:start-shape="id10" draw:end-shape="id11" svg:d="M14000 5500v-2000h2100" svg:viewBox="0 0 2101 2001">
            <text:p/>
          </draw:connector>
          <draw:connector draw:style-name="gr83" draw:text-style-name="P10" draw:layer="layout" svg:x1="7cm" svg:y1="12.5cm" svg:x2="21cm" svg:y2="12.5cm" draw:start-shape="id8" draw:start-glue-point="1" draw:end-shape="id12" draw:end-glue-point="3" svg:d="M7000 12500h14000" svg:viewBox="0 0 14001 1">
            <text:p/>
          </draw:connector>
          <draw:connector draw:style-name="gr83" draw:text-style-name="P10" draw:layer="layout" svg:x1="12cm" svg:y1="9.5cm" svg:x2="24cm" svg:y2="11.5cm" draw:start-shape="id9" draw:start-glue-point="1" draw:end-shape="id12" draw:end-glue-point="0" svg:d="M12000 9500h12000v2000" svg:viewBox="0 0 12001 2001">
            <text:p/>
          </draw:connector>
          <draw:connector draw:style-name="gr83" draw:text-style-name="P10" draw:layer="layout" svg:x1="17cm" svg:y1="6.5cm" svg:x2="24cm" svg:y2="11.5cm" draw:start-shape="id10" draw:start-glue-point="1" draw:end-shape="id12" draw:end-glue-point="0" svg:d="M17000 6500h7000v5000" svg:viewBox="0 0 7001 5001">
            <text:p/>
          </draw:connector>
          <draw:connector draw:style-name="gr82" draw:text-style-name="P10" draw:layer="layout" svg:x1="22.1cm" svg:y1="3.5cm" svg:x2="24cm" svg:y2="11.5cm" draw:start-shape="id11" draw:start-glue-point="1" draw:end-shape="id12" svg:d="M22100 3500h1900v8000" svg:viewBox="0 0 1901 8001">
            <text:p/>
          </draw:connector>
          <draw:connector draw:style-name="gr82" draw:text-style-name="P10" draw:layer="layout" draw:line-skew="0.45cm 0.55cm" svg:x1="17cm" svg:y1="6.5cm" svg:x2="14cm" svg:y2="7.5cm" draw:start-shape="id10" draw:start-glue-point="1" draw:end-shape="id10" draw:end-glue-point="2" svg:d="M17000 6500h1001v2101h-4001v-1101" svg:viewBox="0 0 4002 2102">
            <text:p/>
          </draw:connector>
        </draw:g>
      </draw:page>
      <draw:page draw:name="page11" draw:style-name="dp1" draw:master-page-name="Default">
        <office:forms form:automatic-focus="false" form:apply-design-mode="false"/>
        <draw:g>
          <draw:frame draw:style-name="gr84" draw:text-style-name="P82" draw:layer="layout" svg:width="11cm" svg:height="2cm" svg:x="2cm" svg:y="13.5cm">
            <draw:text-box>
              <text:p text:style-name="P12"><text:span text:style-name="T20">Two competing platforms</text:span><text:span text:style-name="T20"><text:line-break/></text:span><text:span text:style-name="T20">with equal ecosystem size</text:span></text:p>
            </draw:text-box>
          </draw:frame>
          <draw:frame draw:style-name="gr85" draw:text-style-name="P84" draw:layer="layout" svg:width="11cm" svg:height="1.5cm" draw:transform="rotate (1.5707963267949) translate (1cm 13cm)">
            <draw:text-box>
              <text:p text:style-name="P83"><text:span text:style-name="T20">Total market size</text:span></text:p>
            </draw:text-box>
          </draw:frame>
          <draw:line draw:style-name="gr86" draw:text-style-name="P85" draw:layer="layout" svg:x1="2.5cm" svg:y1="14cm" svg:x2="2.5cm" svg:y2="2cm">
            <text:p/>
          </draw:line>
          <draw:frame draw:style-name="gr87" draw:text-style-name="P86" draw:layer="layout" svg:width="11cm" svg:height="2cm" svg:x="15cm" svg:y="13.5cm">
            <draw:text-box>
              <text:p text:style-name="P12"><text:span text:style-name="T20">Dominant platform</text:span><text:span text:style-name="T20"><text:line-break/></text:span><text:span text:style-name="T20">with larger ecosystem size</text:span></text:p>
            </draw:text-box>
          </draw:frame>
          <draw:custom-shape draw:style-name="gr88" draw:text-style-name="P87" draw:layer="layout" svg:width="4.5cm" svg:height="3cm" svg:x="3cm" svg:y="10.5cm">
            <text:p text:style-name="P12"><text:span text:style-name="T8">Platform</text:span></text:p>
            <draw:enhanced-geometry svg:viewBox="0 0 21600 21600" draw:type="rectangle" draw:enhanced-path="M 0 0 L 21600 0 21600 21600 0 21600 0 0 Z N"/>
          </draw:custom-shape>
          <draw:custom-shape draw:style-name="gr89" draw:text-style-name="P88" draw:layer="layout" svg:width="4.5cm" svg:height="3cm" svg:x="7.5cm" svg:y="10.5cm">
            <text:p text:style-name="P12"><text:span text:style-name="T8">Platform</text:span></text:p>
            <draw:enhanced-geometry svg:viewBox="0 0 21600 21600" draw:type="rectangle" draw:enhanced-path="M 0 0 L 21600 0 21600 21600 0 21600 0 0 Z N"/>
          </draw:custom-shape>
          <draw:custom-shape draw:style-name="gr90" draw:text-style-name="P89" draw:layer="layout" svg:width="4.5cm" svg:height="5cm" svg:x="3cm" svg:y="5.5cm">
            <text:p text:style-name="P12"><text:span text:style-name="T21">Application</text:span></text:p>
            <draw:enhanced-geometry svg:viewBox="0 0 21600 21600" draw:type="rectangle" draw:enhanced-path="M 0 0 L 21600 0 21600 21600 0 21600 0 0 Z N"/>
          </draw:custom-shape>
          <draw:custom-shape draw:style-name="gr91" draw:text-style-name="P90" draw:layer="layout" svg:width="4.5cm" svg:height="5cm" svg:x="7.5cm" svg:y="5.5cm">
            <text:p text:style-name="P12"><text:span text:style-name="T21">Application</text:span></text:p>
            <draw:enhanced-geometry svg:viewBox="0 0 21600 21600" draw:type="rectangle" draw:enhanced-path="M 0 0 L 21600 0 21600 21600 0 21600 0 0 Z N"/>
          </draw:custom-shape>
          <draw:custom-shape draw:style-name="gr92" draw:text-style-name="P91" draw:layer="layout" svg:width="4.5cm" svg:height="1.5cm" svg:x="7.5cm" svg:y="4cm">
            <text:p text:style-name="P12"><text:span text:style-name="T22">Ecosystem 2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2" draw:text-style-name="P91" draw:layer="layout" svg:width="4.5cm" svg:height="1.5cm" svg:x="3cm" svg:y="4cm">
            <text:p text:style-name="P12"><text:span text:style-name="T22">Ecosystem 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3" draw:text-style-name="P87" draw:layer="layout" svg:width="2cm" svg:height="2cm" svg:x="16cm" svg:y="11.5cm">
            <text:p text:style-name="P12"><text:span text:style-name="T8">P</text:span></text:p>
            <draw:enhanced-geometry svg:viewBox="0 0 21600 21600" draw:type="rectangle" draw:enhanced-path="M 0 0 L 21600 0 21600 21600 0 21600 0 0 Z N"/>
          </draw:custom-shape>
          <draw:custom-shape draw:style-name="gr94" draw:text-style-name="P88" draw:layer="layout" svg:width="7cm" svg:height="4cm" svg:x="18cm" svg:y="9.5cm">
            <text:p text:style-name="P12"><text:span text:style-name="T8">Platform</text:span></text:p>
            <draw:enhanced-geometry svg:viewBox="0 0 21600 21600" draw:type="rectangle" draw:enhanced-path="M 0 0 L 21600 0 21600 21600 0 21600 0 0 Z N"/>
          </draw:custom-shape>
          <draw:custom-shape draw:style-name="gr95" draw:text-style-name="P92" draw:layer="layout" svg:width="2cm" svg:height="6cm" svg:x="16cm" svg:y="5.5cm">
            <text:p text:style-name="P12"><text:span text:style-name="T8">A</text:span></text:p>
            <draw:enhanced-geometry svg:viewBox="0 0 21600 21600" draw:type="rectangle" draw:enhanced-path="M 0 0 L 21600 0 21600 21600 0 21600 0 0 Z N"/>
          </draw:custom-shape>
          <draw:custom-shape draw:style-name="gr96" draw:text-style-name="P90" draw:layer="layout" svg:width="7cm" svg:height="4cm" svg:x="18cm" svg:y="5.5cm">
            <text:p text:style-name="P12"><text:span text:style-name="T21">Application</text:span></text:p>
            <draw:enhanced-geometry svg:viewBox="0 0 21600 21600" draw:type="rectangle" draw:enhanced-path="M 0 0 L 21600 0 21600 21600 0 21600 0 0 Z N"/>
          </draw:custom-shape>
          <draw:custom-shape draw:style-name="gr97" draw:text-style-name="P91" draw:layer="layout" svg:width="6.999cm" svg:height="1.5cm" svg:x="18cm" svg:y="4cm">
            <text:p text:style-name="P12"><text:span text:style-name="T22">Ecosystem 2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8" draw:text-style-name="P93" draw:layer="layout" svg:width="1.954cm" svg:height="1.5cm" svg:x="16cm" svg:y="4cm">
            <text:p text:style-name="P12"><text:span text:style-name="T16">E 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9" draw:text-style-name="P94" draw:layer="layout" svg:width="2cm" svg:height="1.392cm" svg:x="3cm" svg:y="5.5cm">
            <draw:text-box>
              <text:p><text:span text:style-name="T23">$$$$$</text:span></text:p>
            </draw:text-box>
          </draw:frame>
          <draw:frame draw:style-name="gr100" draw:text-style-name="P94" draw:layer="layout" svg:width="2cm" svg:height="1.39cm" svg:x="16cm" svg:y="5.5cm">
            <draw:text-box>
              <text:p><text:span text:style-name="T23">$$$</text:span></text:p>
            </draw:text-box>
          </draw:frame>
          <draw:frame draw:style-name="gr101" draw:text-style-name="P94" draw:layer="layout" svg:width="2.5cm" svg:height="2cm" svg:x="7.5cm" svg:y="11.5cm">
            <draw:text-box>
              <text:p><text:span text:style-name="T23">$$$</text:span></text:p>
            </draw:text-box>
          </draw:frame>
          <draw:frame draw:style-name="gr99" draw:text-style-name="P94" draw:layer="layout" svg:width="4.5cm" svg:height="1.392cm" svg:x="7.5cm" svg:y="5.5cm">
            <draw:text-box>
              <text:p><text:span text:style-name="T23">$$$$$</text:span></text:p>
            </draw:text-box>
          </draw:frame>
          <draw:frame draw:style-name="gr102" draw:text-style-name="P94" draw:layer="layout" svg:width="1.9cm" svg:height="1.41cm" svg:x="18cm" svg:y="12.09cm">
            <draw:text-box>
              <text:p><text:span text:style-name="T23">$$$$$</text:span></text:p>
            </draw:text-box>
          </draw:frame>
          <draw:frame draw:style-name="gr99" draw:text-style-name="P94" draw:layer="layout" svg:width="4.5cm" svg:height="1.392cm" svg:x="18cm" svg:y="5.5cm">
            <draw:text-box>
              <text:p><text:span text:style-name="T23">$$$$$</text:span></text:p>
            </draw:text-box>
          </draw:frame>
          <draw:frame draw:style-name="gr103" draw:text-style-name="P94" draw:layer="layout" svg:width="2cm" svg:height="1.5cm" svg:x="16cm" svg:y="11.5cm">
            <draw:text-box>
              <text:p><text:span text:style-name="T23">$</text:span></text:p>
            </draw:text-box>
          </draw:frame>
          <draw:custom-shape draw:style-name="gr104" draw:text-style-name="P95" draw:layer="layout" svg:width="3cm" svg:height="1.5cm" svg:x="12.5cm" svg:y="8.732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line draw:style-name="gr105" draw:text-style-name="P85" draw:layer="layout" svg:x1="2cm" svg:y1="13.5cm" svg:x2="26cm" svg:y2="13.5cm">
            <text:p/>
          </draw:line>
          <draw:custom-shape draw:style-name="gr106" draw:text-style-name="P96" draw:layer="layout" svg:width="9cm" svg:height="1.5cm" svg:x="3cm" svg:y="2.5cm">
            <text:p text:style-name="P12"><text:span text:style-name="T24">Total solution marke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6" draw:text-style-name="P96" draw:layer="layout" svg:width="9cm" svg:height="1.5cm" svg:x="16cm" svg:y="2.5cm">
            <text:p text:style-name="P12"><text:span text:style-name="T24">Total solution marke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01" draw:text-style-name="P94" draw:layer="layout" svg:width="2.5cm" svg:height="2cm" svg:x="3cm" svg:y="11.5cm">
            <draw:text-box>
              <text:p><text:span text:style-name="T23">$$$</text:span></text:p>
            </draw:text-box>
          </draw:frame>
        </draw:g>
      </draw:page>
      <draw:page draw:name="page12" draw:style-name="dp1" draw:master-page-name="Default">
        <draw:g>
          <draw:frame draw:style-name="gr84" draw:text-style-name="P82" draw:layer="layout" svg:width="11cm" svg:height="2cm" svg:x="2cm" svg:y="13.5cm">
            <draw:text-box>
              <text:p text:style-name="P12"><text:span text:style-name="T20">Embedded devices</text:span><text:span text:style-name="T20"><text:line-break/></text:span><text:span text:style-name="T20">Windows vs. Linux</text:span></text:p>
            </draw:text-box>
          </draw:frame>
          <draw:frame draw:style-name="gr85" draw:text-style-name="P84" draw:layer="layout" svg:width="11cm" svg:height="1.5cm" draw:transform="rotate (1.5707963267949) translate (1cm 13cm)">
            <draw:text-box>
              <text:p text:style-name="P83"><text:span text:style-name="T20">Total market size</text:span></text:p>
            </draw:text-box>
          </draw:frame>
          <draw:line draw:style-name="gr86" draw:text-style-name="P85" draw:layer="layout" svg:x1="2.5cm" svg:y1="14cm" svg:x2="2.5cm" svg:y2="2cm">
            <text:p/>
          </draw:line>
          <draw:frame draw:style-name="gr87" draw:text-style-name="P86" draw:layer="layout" svg:width="11cm" svg:height="2cm" svg:x="15cm" svg:y="13.5cm">
            <draw:text-box>
              <text:p text:style-name="P12"><text:span text:style-name="T20">Embedded devices</text:span><text:span text:style-name="T20"><text:line-break/></text:span><text:span text:style-name="T20">Windows vs. Linux</text:span></text:p>
            </draw:text-box>
          </draw:frame>
          <draw:custom-shape draw:style-name="gr107" draw:text-style-name="P87" draw:layer="layout" svg:width="4.5cm" svg:height="4cm" svg:x="3cm" svg:y="9.5cm">
            <text:p text:style-name="P12"><text:span text:style-name="T8">Microsoft</text:span></text:p>
            <text:p text:style-name="P12"><text:span text:style-name="T8">Windows</text:span></text:p>
            <draw:enhanced-geometry svg:viewBox="0 0 21600 21600" draw:type="rectangle" draw:enhanced-path="M 0 0 L 21600 0 21600 21600 0 21600 0 0 Z N"/>
          </draw:custom-shape>
          <draw:custom-shape draw:style-name="gr108" draw:text-style-name="P88" draw:layer="layout" svg:width="4.5cm" svg:height="2cm" svg:x="7.5cm" svg:y="11.5cm">
            <text:p text:style-name="P12"><text:span text:style-name="T8">Linux</text:span></text:p>
            <draw:enhanced-geometry svg:viewBox="0 0 21600 21600" draw:type="rectangle" draw:enhanced-path="M 0 0 L 21600 0 21600 21600 0 21600 0 0 Z N"/>
          </draw:custom-shape>
          <draw:custom-shape draw:style-name="gr109" draw:text-style-name="P89" draw:layer="layout" svg:width="4.5cm" svg:height="4cm" svg:x="3cm" svg:y="5.5cm">
            <text:p text:style-name="P12"><text:span text:style-name="T21">Device</text:span></text:p>
            <draw:enhanced-geometry svg:viewBox="0 0 21600 21600" draw:type="rectangle" draw:enhanced-path="M 0 0 L 21600 0 21600 21600 0 21600 0 0 Z N"/>
          </draw:custom-shape>
          <draw:custom-shape draw:style-name="gr110" draw:text-style-name="P90" draw:layer="layout" svg:width="4.5cm" svg:height="6cm" svg:x="7.5cm" svg:y="5.5cm">
            <text:p text:style-name="P12"><text:span text:style-name="T21">Device</text:span></text:p>
            <draw:enhanced-geometry svg:viewBox="0 0 21600 21600" draw:type="rectangle" draw:enhanced-path="M 0 0 L 21600 0 21600 21600 0 21600 0 0 Z N"/>
          </draw:custom-shape>
          <draw:custom-shape draw:style-name="gr92" draw:text-style-name="P91" draw:layer="layout" svg:width="4.5cm" svg:height="1.5cm" svg:x="7.5cm" svg:y="4cm">
            <text:p text:style-name="P12"><text:span text:style-name="T22">Ecosystem 2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2" draw:text-style-name="P91" draw:layer="layout" svg:width="4.5cm" svg:height="1.5cm" svg:x="3cm" svg:y="4cm">
            <text:p text:style-name="P12"><text:span text:style-name="T22">Ecosystem 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1" draw:text-style-name="P87" draw:layer="layout" svg:width="2cm" svg:height="4cm" svg:x="16cm" svg:y="9.5cm">
            <text:p text:style-name="P12"><text:span text:style-name="T8">MW</text:span></text:p>
            <draw:enhanced-geometry svg:viewBox="0 0 21600 21600" draw:type="rectangle" draw:enhanced-path="M 0 0 L 21600 0 21600 21600 0 21600 0 0 Z N"/>
          </draw:custom-shape>
          <draw:custom-shape draw:style-name="gr112" draw:text-style-name="P88" draw:layer="layout" svg:width="7cm" svg:height="2cm" svg:x="18cm" svg:y="11.5cm">
            <text:p text:style-name="P12"><text:span text:style-name="T8">Linux</text:span></text:p>
            <draw:enhanced-geometry svg:viewBox="0 0 21600 21600" draw:type="rectangle" draw:enhanced-path="M 0 0 L 21600 0 21600 21600 0 21600 0 0 Z N"/>
          </draw:custom-shape>
          <draw:custom-shape draw:style-name="gr113" draw:text-style-name="P92" draw:layer="layout" svg:width="2cm" svg:height="4cm" svg:x="16cm" svg:y="5.5cm">
            <text:p text:style-name="P12"><text:span text:style-name="T8">D</text:span></text:p>
            <draw:enhanced-geometry svg:viewBox="0 0 21600 21600" draw:type="rectangle" draw:enhanced-path="M 0 0 L 21600 0 21600 21600 0 21600 0 0 Z N"/>
          </draw:custom-shape>
          <draw:custom-shape draw:style-name="gr114" draw:text-style-name="P90" draw:layer="layout" svg:width="7cm" svg:height="6cm" svg:x="18cm" svg:y="5.5cm">
            <text:p text:style-name="P12"><text:span text:style-name="T21">Device</text:span></text:p>
            <draw:enhanced-geometry svg:viewBox="0 0 21600 21600" draw:type="rectangle" draw:enhanced-path="M 0 0 L 21600 0 21600 21600 0 21600 0 0 Z N"/>
          </draw:custom-shape>
          <draw:custom-shape draw:style-name="gr97" draw:text-style-name="P91" draw:layer="layout" svg:width="6.999cm" svg:height="1.5cm" svg:x="18cm" svg:y="4cm">
            <text:p text:style-name="P12"><text:span text:style-name="T22">Ecosystem 2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8" draw:text-style-name="P93" draw:layer="layout" svg:width="1.954cm" svg:height="1.5cm" svg:x="16cm" svg:y="4cm">
            <text:p text:style-name="P12"><text:span text:style-name="T16">E 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9" draw:text-style-name="P94" draw:layer="layout" svg:width="2cm" svg:height="1.392cm" svg:x="3cm" svg:y="5.5cm">
            <draw:text-box>
              <text:p><text:span text:style-name="T23">$$$$</text:span></text:p>
            </draw:text-box>
          </draw:frame>
          <draw:frame draw:style-name="gr99" draw:text-style-name="P94" draw:layer="layout" svg:width="2cm" svg:height="1.392cm" svg:x="3cm" svg:y="9.5cm">
            <draw:text-box>
              <text:p><text:span text:style-name="T23">$$$$</text:span></text:p>
            </draw:text-box>
          </draw:frame>
          <draw:frame draw:style-name="gr100" draw:text-style-name="P94" draw:layer="layout" svg:width="2cm" svg:height="1.39cm" svg:x="16cm" svg:y="5.5cm">
            <draw:text-box>
              <text:p><text:span text:style-name="T23">$$</text:span></text:p>
            </draw:text-box>
          </draw:frame>
          <draw:frame draw:style-name="gr101" draw:text-style-name="P94" draw:layer="layout" svg:width="2.5cm" svg:height="2cm" svg:x="7.5cm" svg:y="11.5cm">
            <draw:text-box>
              <text:p><text:span text:style-name="T23">$$</text:span></text:p>
            </draw:text-box>
          </draw:frame>
          <draw:frame draw:style-name="gr99" draw:text-style-name="P94" draw:layer="layout" svg:width="4.5cm" svg:height="1.392cm" svg:x="7.5cm" svg:y="5.5cm">
            <draw:text-box>
              <text:p><text:span text:style-name="T23">$$$$$$</text:span></text:p>
            </draw:text-box>
          </draw:frame>
          <draw:frame draw:style-name="gr102" draw:text-style-name="P94" draw:layer="layout" svg:width="1.579cm" svg:height="1.41cm" svg:x="18cm" svg:y="12.09cm">
            <draw:text-box>
              <text:p><text:span text:style-name="T23">$$$</text:span></text:p>
            </draw:text-box>
          </draw:frame>
          <draw:frame draw:style-name="gr99" draw:text-style-name="P94" draw:layer="layout" svg:width="4.5cm" svg:height="1.392cm" svg:x="18cm" svg:y="5.5cm">
            <draw:text-box>
              <text:p><text:span text:style-name="T23">$$$$$$$$</text:span></text:p>
            </draw:text-box>
          </draw:frame>
          <draw:frame draw:style-name="gr103" draw:text-style-name="P94" draw:layer="layout" svg:width="2cm" svg:height="1.5cm" svg:x="16cm" svg:y="9.5cm">
            <draw:text-box>
              <text:p><text:span text:style-name="T23">$$</text:span></text:p>
            </draw:text-box>
          </draw:frame>
          <draw:custom-shape draw:style-name="gr104" draw:text-style-name="P95" draw:layer="layout" svg:width="3cm" svg:height="1.5cm" svg:x="12.5cm" svg:y="8.732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line draw:style-name="gr105" draw:text-style-name="P85" draw:layer="layout" svg:x1="2cm" svg:y1="13.5cm" svg:x2="26cm" svg:y2="13.5cm">
            <text:p/>
          </draw:line>
          <draw:custom-shape draw:style-name="gr106" draw:text-style-name="P96" draw:layer="layout" svg:width="9cm" svg:height="1.5cm" svg:x="3cm" svg:y="2.5cm">
            <text:p text:style-name="P12"><text:span text:style-name="T24">Total solution marke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6" draw:text-style-name="P96" draw:layer="layout" svg:width="9cm" svg:height="1.5cm" svg:x="16cm" svg:y="2.5cm">
            <text:p text:style-name="P12"><text:span text:style-name="T24">Total solution market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</draw:page>
      <draw:page draw:name="page13" draw:style-name="dp1" draw:master-page-name="Default">
        <office:forms form:automatic-focus="false" form:apply-design-mode="false"/>
        <draw:g>
          <draw:custom-shape draw:style-name="gr115" draw:text-style-name="P97" draw:layer="layout" svg:width="4.5cm" svg:height="1.5cm" svg:x="1.5cm" svg:y="3cm">
            <text:p text:style-name="P12"><text:span text:style-name="T8">As a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6" draw:text-style-name="P70" xml:id="id15" draw:id="id15" draw:layer="layout" svg:width="4.5cm" svg:height="1.5cm" svg:x="14.5cm" svg:y="6cm">
            <text:p text:style-name="P12"><text:span text:style-name="T8">&lt;function&gt;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5" draw:text-style-name="P97" xml:id="id14" draw:id="id14" draw:layer="layout" svg:width="4.5cm" svg:height="1.5cm" svg:x="8cm" svg:y="6cm">
            <text:p text:style-name="P12"><text:span text:style-name="T8">I need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6" draw:text-style-name="P70" xml:id="id13" draw:id="id13" draw:layer="layout" svg:width="4.5cm" svg:height="1.5cm" svg:x="8cm" svg:y="3cm">
            <text:p text:style-name="P12"><text:span text:style-name="T8">&lt;persona&gt;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5" draw:text-style-name="P97" xml:id="id16" draw:id="id16" draw:layer="layout" svg:width="4.5cm" svg:height="1.5cm" svg:x="14.5cm" svg:y="9cm">
            <text:p text:style-name="P12"><text:span text:style-name="T8">so that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6" draw:text-style-name="P70" xml:id="id17" draw:id="id17" draw:layer="layout" svg:width="4.5cm" svg:height="1.5cm" svg:x="21cm" svg:y="9cm">
            <text:p text:style-name="P12"><text:span text:style-name="T8">&lt;value&gt;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117" draw:layer="layout" svg:x1="6cm" svg:y1="3.9cm" svg:x2="8cm" svg:y2="3.9cm" svg:d="M6000 3900h2000" svg:viewBox="0 0 2001 1">
            <text:p/>
          </draw:connector>
          <draw:connector draw:style-name="gr117" draw:layer="layout" draw:line-skew="0.948cm 0cm -0.949cm" svg:x1="12.5cm" svg:y1="3.75cm" svg:x2="8cm" svg:y2="6.75cm" draw:start-shape="id13" draw:start-glue-point="1" draw:end-shape="id14" draw:end-glue-point="3" svg:d="M12500 3750h1500v1501h-7500v1499h1500" svg:viewBox="0 0 7501 3001">
            <text:p/>
          </draw:connector>
          <draw:connector draw:style-name="gr117" draw:layer="layout" svg:x1="12.5cm" svg:y1="6.75cm" svg:x2="14.5cm" svg:y2="6.75cm" draw:start-shape="id14" draw:start-glue-point="1" draw:end-shape="id15" svg:d="M12500 6750h2000" svg:viewBox="0 0 2001 1">
            <text:p/>
          </draw:connector>
          <draw:connector draw:style-name="gr117" draw:layer="layout" draw:line-skew="0.948cm 0cm -0.949cm" svg:x1="19cm" svg:y1="6.75cm" svg:x2="14.5cm" svg:y2="9.75cm" draw:start-shape="id15" draw:start-glue-point="1" draw:end-shape="id16" draw:end-glue-point="3" svg:d="M19000 6750h1500v1501h-7500v1499h1500" svg:viewBox="0 0 7501 3001">
            <text:p/>
          </draw:connector>
          <draw:connector draw:style-name="gr117" draw:layer="layout" svg:x1="19cm" svg:y1="9.75cm" svg:x2="21cm" svg:y2="9.75cm" draw:start-shape="id16" draw:start-glue-point="1" draw:end-shape="id17" draw:end-glue-point="3" svg:d="M19000 9750h2000" svg:viewBox="0 0 2001 1">
            <text:p/>
          </draw:connector>
        </draw:g>
        <draw:g>
          <draw:custom-shape draw:style-name="gr118" draw:text-style-name="P98" xml:id="id18" draw:id="id18" draw:layer="layout" svg:width="3cm" svg:height="1cm" svg:x="1cm" svg:y="12cm">
            <text:p text:style-name="P12"><text:span text:style-name="T25">As a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9" draw:text-style-name="P99" xml:id="id21" draw:id="id21" draw:layer="layout" svg:width="3cm" svg:height="1cm" svg:x="14.5cm" svg:y="12cm">
            <text:p text:style-name="P12"><text:span text:style-name="T25">&lt;function&gt;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8" draw:text-style-name="P98" xml:id="id20" draw:id="id20" draw:layer="layout" svg:width="3cm" svg:height="1cm" svg:x="10cm" svg:y="12cm">
            <text:p text:style-name="P12"><text:span text:style-name="T25">I need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9" draw:text-style-name="P99" xml:id="id19" draw:id="id19" draw:layer="layout" svg:width="3cm" svg:height="1cm" svg:x="5.5cm" svg:y="12cm">
            <text:p text:style-name="P12"><text:span text:style-name="T25">&lt;persona&gt;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8" draw:text-style-name="P98" xml:id="id22" draw:id="id22" draw:layer="layout" svg:width="3cm" svg:height="1cm" svg:x="19cm" svg:y="12cm">
            <text:p text:style-name="P12"><text:span text:style-name="T25">so that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9" draw:text-style-name="P99" xml:id="id23" draw:id="id23" draw:layer="layout" svg:width="3cm" svg:height="1cm" svg:x="23.5cm" svg:y="12cm">
            <text:p text:style-name="P12"><text:span text:style-name="T25">&lt;value&gt;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117" draw:text-style-name="P100" draw:layer="layout" svg:x1="4cm" svg:y1="12.5cm" svg:x2="5.5cm" svg:y2="12.5cm" draw:start-shape="id18" draw:end-shape="id19" draw:end-glue-point="3" svg:d="M4000 12500h1500" svg:viewBox="0 0 1501 1">
            <text:p/>
          </draw:connector>
          <draw:connector draw:style-name="gr117" draw:text-style-name="P100" draw:layer="layout" svg:x1="8.5cm" svg:y1="12.5cm" svg:x2="10cm" svg:y2="12.5cm" draw:start-shape="id19" draw:start-glue-point="1" draw:end-shape="id20" draw:end-glue-point="3" svg:d="M8500 12500h1500" svg:viewBox="0 0 1501 1">
            <text:p/>
          </draw:connector>
          <draw:connector draw:style-name="gr117" draw:text-style-name="P100" draw:layer="layout" svg:x1="13cm" svg:y1="12.5cm" svg:x2="14.5cm" svg:y2="12.5cm" draw:start-shape="id20" draw:start-glue-point="1" draw:end-shape="id21" svg:d="M13000 12500h1500" svg:viewBox="0 0 1501 1">
            <text:p/>
          </draw:connector>
          <draw:connector draw:style-name="gr117" draw:text-style-name="P100" draw:layer="layout" svg:x1="17.5cm" svg:y1="12.5cm" svg:x2="19cm" svg:y2="12.5cm" draw:start-shape="id21" draw:start-glue-point="1" draw:end-shape="id22" draw:end-glue-point="3" svg:d="M17500 12500h1500" svg:viewBox="0 0 1501 1">
            <text:p/>
          </draw:connector>
          <draw:connector draw:style-name="gr117" draw:text-style-name="P100" draw:layer="layout" svg:x1="22cm" svg:y1="12.5cm" svg:x2="23.5cm" svg:y2="12.5cm" draw:start-shape="id22" draw:start-glue-point="1" draw:end-shape="id23" draw:end-glue-point="3" svg:d="M22000 12500h1500" svg:viewBox="0 0 1501 1">
            <text:p/>
          </draw:connector>
        </draw:g>
      </draw:page>
      <draw:page draw:name="page14" draw:style-name="dp1" draw:master-page-name="Default">
        <office:forms form:automatic-focus="false" form:apply-design-mode="false"/>
        <draw:g>
          <draw:connector draw:style-name="gr120" draw:text-style-name="P10" draw:layer="layout" draw:type="line" svg:x1="23.5cm" svg:y1="4cm" svg:x2="23.5cm" svg:y2="5cm" svg:d="M23500 4000v1000" svg:viewBox="0 0 1 1001">
            <text:p/>
          </draw:connector>
          <draw:connector draw:style-name="gr120" draw:text-style-name="P10" draw:layer="layout" draw:type="line" svg:x1="23.5cm" svg:y1="6cm" svg:x2="23.5cm" svg:y2="7cm" draw:start-shape="id24" draw:end-shape="id25" draw:end-glue-point="0" svg:d="M23500 6000v1000" svg:viewBox="0 0 1 1001">
            <text:p/>
          </draw:connector>
          <draw:connector draw:style-name="gr121" draw:text-style-name="P10" draw:layer="layout" draw:type="line" svg:x1="17cm" svg:y1="5.5cm" svg:x2="18cm" svg:y2="3.5cm" draw:start-shape="id26" draw:start-glue-point="1" draw:end-shape="id27" draw:end-glue-point="3" svg:d="M17000 5500l1000-2000" svg:viewBox="0 0 1001 2001">
            <text:p/>
          </draw:connector>
          <draw:connector draw:style-name="gr121" draw:text-style-name="P10" draw:layer="layout" draw:type="line" svg:x1="17cm" svg:y1="5.5cm" svg:x2="18cm" svg:y2="5.5cm" draw:start-shape="id26" draw:start-glue-point="1" draw:end-shape="id28" draw:end-glue-point="3" svg:d="M17000 5500h1000" svg:viewBox="0 0 1001 1">
            <text:p/>
          </draw:connector>
          <draw:connector draw:style-name="gr121" draw:text-style-name="P10" draw:layer="layout" draw:type="line" svg:x1="17cm" svg:y1="5.5cm" svg:x2="18cm" svg:y2="7.5cm" draw:start-shape="id26" draw:start-glue-point="1" draw:end-shape="id29" draw:end-glue-point="3" svg:d="M17000 5500l1000 2000" svg:viewBox="0 0 1001 2001">
            <text:p/>
          </draw:connector>
          <draw:connector draw:style-name="gr121" draw:text-style-name="P10" draw:layer="layout" draw:type="line" svg:x1="13cm" svg:y1="7.5cm" svg:x2="14cm" svg:y2="5.5cm" draw:start-shape="id30" draw:start-glue-point="1" draw:end-shape="id26" draw:end-glue-point="3" svg:d="M13000 7500l1000-2000" svg:viewBox="0 0 1001 2001">
            <text:p/>
          </draw:connector>
          <draw:connector draw:style-name="gr121" draw:text-style-name="P10" draw:layer="layout" draw:type="line" svg:x1="13cm" svg:y1="5.5cm" svg:x2="14cm" svg:y2="5.5cm" draw:start-shape="id31" draw:start-glue-point="1" draw:end-shape="id26" draw:end-glue-point="3" svg:d="M13000 5500h1000" svg:viewBox="0 0 1001 1">
            <text:p/>
          </draw:connector>
          <draw:connector draw:style-name="gr121" draw:text-style-name="P10" draw:layer="layout" draw:type="line" svg:x1="13cm" svg:y1="3.5cm" svg:x2="14cm" svg:y2="5.5cm" draw:start-shape="id32" draw:start-glue-point="1" draw:end-shape="id26" draw:end-glue-point="3" svg:d="M13000 3500l1000 2000" svg:viewBox="0 0 1001 2001">
            <text:p/>
          </draw:connector>
          <draw:connector draw:style-name="gr121" draw:text-style-name="P10" draw:layer="layout" draw:type="line" svg:x1="8cm" svg:y1="7.5cm" svg:x2="10cm" svg:y2="3.5cm" draw:start-shape="id33" draw:start-glue-point="1" draw:end-shape="id32" svg:d="M8000 7500l2000-4000" svg:viewBox="0 0 2001 4001">
            <text:p/>
          </draw:connector>
          <draw:connector draw:style-name="gr121" draw:text-style-name="P10" draw:layer="layout" draw:type="line" svg:x1="10cm" svg:y1="7.5cm" svg:x2="8cm" svg:y2="3.5cm" draw:start-shape="id30" draw:start-glue-point="3" draw:end-shape="id34" svg:d="M10000 7500l-2000-4000" svg:viewBox="0 0 2001 4001">
            <text:p/>
          </draw:connector>
          <draw:connector draw:style-name="gr121" draw:text-style-name="P10" draw:layer="layout" draw:type="line" svg:x1="10cm" svg:y1="5.5cm" svg:x2="8cm" svg:y2="5.5cm" draw:start-shape="id31" draw:start-glue-point="3" draw:end-shape="id35" draw:end-glue-point="1" svg:d="M10000 5500h-2000" svg:viewBox="0 0 2001 1">
            <text:p/>
          </draw:connector>
          <draw:custom-shape draw:style-name="gr122" draw:text-style-name="P101" draw:layer="layout" svg:width="0.5cm" svg:height="0.5cm" svg:x="8.75cm" svg:y="5.2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23" draw:text-style-name="P100" draw:layer="layout" svg:x1="4.001cm" svg:y1="3.501cm" svg:x2="5cm" svg:y2="3.5cm" draw:start-shape="id36" draw:start-glue-point="1" draw:end-shape="id34" draw:end-glue-point="3" svg:d="M4001 3501h501v-1h498" svg:viewBox="0 0 1000 2">
            <text:p/>
          </draw:connector>
          <draw:connector draw:style-name="gr123" draw:text-style-name="P100" draw:layer="layout" svg:x1="4cm" svg:y1="5.5cm" svg:x2="5cm" svg:y2="5.5cm" draw:start-shape="id37" draw:start-glue-point="1" draw:end-shape="id35" draw:end-glue-point="3" svg:d="M4000 5500h1000" svg:viewBox="0 0 1001 1">
            <text:p/>
          </draw:connector>
          <draw:connector draw:style-name="gr123" draw:text-style-name="P100" draw:layer="layout" svg:x1="4cm" svg:y1="7.5cm" svg:x2="5cm" svg:y2="7.5cm" draw:start-shape="id38" draw:start-glue-point="1" draw:end-shape="id33" draw:end-glue-point="3" svg:d="M4000 7500h1000" svg:viewBox="0 0 1001 1">
            <text:p/>
          </draw:connector>
          <draw:custom-shape draw:style-name="gr118" draw:text-style-name="P98" draw:layer="layout" svg:width="3cm" svg:height="1cm" svg:x="1cm" svg:y="3cm">
            <text:p text:style-name="P12"><text:span text:style-name="T25">As a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9" draw:text-style-name="P99" xml:id="id26" draw:id="id26" draw:layer="layout" svg:width="3cm" svg:height="1cm" svg:x="14cm" svg:y="5cm">
            <text:p text:style-name="P12"><text:span text:style-name="T25">&lt;system&gt;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8" draw:text-style-name="P98" xml:id="id32" draw:id="id32" draw:layer="layout" svg:width="3cm" svg:height="1cm" svg:x="10cm" svg:y="3cm">
            <text:p text:style-name="P12"><text:span text:style-name="T25">must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9" draw:text-style-name="P99" xml:id="id34" draw:id="id34" draw:layer="layout" svg:width="3cm" svg:height="1cm" svg:x="5cm" svg:y="3cm">
            <text:p text:style-name="P12"><text:span text:style-name="T25">&lt;expr&gt;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4" draw:text-style-name="P99" xml:id="id27" draw:id="id27" draw:layer="layout" svg:width="7cm" svg:height="1cm" svg:x="18cm" svg:y="3cm">
            <text:p text:style-name="P12"><text:span text:style-name="T25">offer &lt;actor&gt; the opportunity to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9" draw:text-style-name="P99" xml:id="id24" draw:id="id24" draw:layer="layout" svg:width="3cm" svg:height="1cm" svg:x="22cm" svg:y="5cm">
            <text:p text:style-name="P12"><text:span text:style-name="T25">&lt;object&gt;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8" draw:text-style-name="P98" draw:layer="layout" svg:width="3cm" svg:height="1cm" svg:x="1.001cm" svg:y="3.001cm">
            <text:p text:style-name="P12"><text:span text:style-name="T25">As a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8" draw:text-style-name="P98" draw:layer="layout" svg:width="3cm" svg:height="1cm" svg:x="1.001cm" svg:y="3.001cm">
            <text:p text:style-name="P12"><text:span text:style-name="T25">As a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8" draw:text-style-name="P98" xml:id="id36" draw:id="id36" draw:layer="layout" svg:width="3cm" svg:height="1cm" svg:x="1.001cm" svg:y="3.001cm">
            <text:p text:style-name="P12"><text:span text:style-name="T25">If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8" draw:text-style-name="P98" xml:id="id38" draw:id="id38" draw:layer="layout" svg:width="3cm" svg:height="1cm" svg:x="1cm" svg:y="7cm">
            <text:p text:style-name="P12"><text:span text:style-name="T25">As long as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8" draw:text-style-name="P98" xml:id="id37" draw:id="id37" draw:layer="layout" svg:width="3cm" svg:height="1cm" svg:x="1cm" svg:y="5cm">
            <text:p text:style-name="P12"><text:span text:style-name="T25">When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9" draw:text-style-name="P99" xml:id="id35" draw:id="id35" draw:layer="layout" svg:width="3cm" svg:height="1cm" svg:x="5cm" svg:y="5cm">
            <text:p text:style-name="P12"><text:span text:style-name="T25">&lt;event&gt;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9" draw:text-style-name="P99" xml:id="id33" draw:id="id33" draw:layer="layout" svg:width="3cm" svg:height="1cm" svg:x="5cm" svg:y="7cm">
            <text:p text:style-name="P12"><text:span text:style-name="T25">&lt;duration&gt;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8" draw:text-style-name="P98" xml:id="id30" draw:id="id30" draw:layer="layout" svg:width="3cm" svg:height="1cm" svg:x="10cm" svg:y="7cm">
            <text:p text:style-name="P12"><text:span text:style-name="T25">will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8" draw:text-style-name="P98" xml:id="id31" draw:id="id31" draw:layer="layout" svg:width="3cm" svg:height="1cm" svg:x="10cm" svg:y="5cm">
            <text:p text:style-name="P12"><text:span text:style-name="T25">should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8" draw:text-style-name="P98" xml:id="id28" draw:id="id28" draw:layer="layout" svg:width="3cm" svg:height="1cm" svg:x="18cm" svg:y="5cm">
            <text:p text:style-name="P12"><text:span text:style-name="T25">be able to.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8" draw:text-style-name="P98" xml:id="id29" draw:id="id29" draw:layer="layout" svg:width="3cm" svg:height="1cm" svg:x="18cm" svg:y="7cm">
            <text:p text:style-name="P12"><text:span text:style-name="T25">.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9" draw:text-style-name="P99" xml:id="id25" draw:id="id25" draw:layer="layout" svg:width="3cm" svg:height="1cm" svg:x="22cm" svg:y="7cm">
            <text:p text:style-name="P12"><text:span text:style-name="T25">&lt;activity&gt;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Arial" svg:font-family="Arial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3" draw:display-name="Gradient 3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Dashed_20__28_var_29__20_2" draw:display-name="Dashed (var)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Nimbus Roman No9 L" fo:font-size="24pt" fo:language="en" fo:country="US" style:font-name-asian="DejaVu Sans" style:font-size-asian="24pt" style:language-asian="zxx" style:country-asian="none" style:font-name-complex="DejaVu Sans" style:font-size-complex="24pt" style:language-complex="zxx" style:country-complex="none"/>
    </style:default-style>
    <style:style style:name="standard" style:family="graphic">
      <style:graphic-properties draw:stroke="solid" draw:stroke-dash="Dashed_20__28_var_29__20_2" svg:stroke-width="0.102cm" svg:stroke-color="#000000" draw:marker-start-width="0.5cm" draw:marker-start-center="false" draw:marker-end-width="0.5cm" draw:marker-end-center="false" draw:fill="solid" draw:fill-color="#c0c0c0" draw:fill-image-width="0cm" draw:fill-image-height="0cm" draw:textarea-vertical-align="middle" fo:padding-top="0.2cm" fo:padding-bottom="0.2cm" fo:padding-left="0.2cm" fo:padding-right="0.2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style-name="Regular" style:font-family-generic="swiss" style:font-pitch="variable" fo:font-size="24pt" fo:language="zxx" fo:country="none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marker-end="Arrow" draw:fill="none" draw:fill-gradient-name="Gradient_20_3" draw:fill-hatch-name="Hatching_20_1" draw:fill-image-name="Bitmape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  <style:text-properties fo:font-weight="bold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Element" style:family="graphic" style:parent-style-name="standard">
      <style:graphic-properties svg:stroke-width="0.2cm" svg:stroke-color="#ffffff" draw:marker-start-width="0.65cm" draw:marker-end-width="0.65cm" draw:fill="solid" draw:fill-color="#404040"/>
      <style:text-properties fo:color="#ffffff" fo:font-size="32pt" fo:font-weight="bold"/>
    </style:style>
  </office:styles>
  <office:automatic-styles>
    <style:page-layout style:name="PM0">
      <style:page-layout-properties fo:margin-top="2cm" fo:margin-bottom="1.75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Graphics_25_20Template" style:display-name="Graphics%20Template" style:page-layout-name="PM0" draw:style-name="Mdp1"/>
    <style:master-page style:name="True_25_20Blue_25_20Drawing" style:display-name="True%20Blue%20Drawing" style:page-layout-name="PM0" draw:style-name="Mdp1"/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3-09T16:37:57</meta:creation-date>
    <meta:editing-duration>PT3H12M31S</meta:editing-duration>
    <meta:editing-cycles>46</meta:editing-cycles>
    <meta:generator>LibreOffice/6.0.7.3$Linux_X86_64 LibreOffice_project/00m0$Build-3</meta:generator>
    <meta:initial-creator>Dirk Riehle</meta:initial-creator>
    <dc:date>2019-01-16T15:20:21.411586580</dc:date>
    <dc:creator>D R</dc:creator>
    <meta:document-statistic meta:object-count="321"/>
    <meta:user-defined meta:name="Info 1"/>
    <meta:user-defined meta:name="Info 2"/>
    <meta:user-defined meta:name="Info 3"/>
    <meta:user-defined meta:name="Info 4"/>
    <meta:template xlink:type="simple" xlink:actuate="onRequest" xlink:title="True Blue Drawing" xlink:href="../../../../../../Templates/True%20Blue%20Drawing.otg" meta:date="2013-03-09T16:37:56"/>
  </office:meta>
</office:document-meta>
</file>